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meta.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manifest.rdf" manifest:media-type="application/rdf+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12/content.xml" manifest:media-type="text/xml"/>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123472" officeooo:paragraph-rsid="00123472"/>
    </style:style>
    <style:style style:name="P2" style:family="paragraph" style:parent-style-name="Standard">
      <style:paragraph-properties fo:text-align="justify" style:justify-single-word="false"/>
      <style:text-properties officeooo:rsid="00123472" officeooo:paragraph-rsid="002f08e8"/>
    </style:style>
    <style:style style:name="P3" style:family="paragraph" style:parent-style-name="Standard">
      <style:paragraph-properties fo:text-align="center" style:justify-single-word="false"/>
      <style:text-properties officeooo:rsid="00123472" officeooo:paragraph-rsid="00123472"/>
    </style:style>
    <style:style style:name="P4" style:family="paragraph" style:parent-style-name="Standard">
      <style:paragraph-properties fo:text-align="justify" style:justify-single-word="false"/>
      <style:text-properties officeooo:rsid="00132a71" officeooo:paragraph-rsid="00132a71"/>
    </style:style>
    <style:style style:name="P5" style:family="paragraph" style:parent-style-name="Standard">
      <style:paragraph-properties fo:text-align="justify" style:justify-single-word="false"/>
      <style:text-properties officeooo:rsid="00132a71" officeooo:paragraph-rsid="0015e986"/>
    </style:style>
    <style:style style:name="P6" style:family="paragraph" style:parent-style-name="Standard">
      <style:paragraph-properties fo:text-align="justify" style:justify-single-word="false"/>
      <style:text-properties officeooo:rsid="00132a71" officeooo:paragraph-rsid="0016c452"/>
    </style:style>
    <style:style style:name="P7" style:family="paragraph" style:parent-style-name="Standard">
      <style:paragraph-properties fo:text-align="justify" style:justify-single-word="false"/>
      <style:text-properties officeooo:rsid="00148031" officeooo:paragraph-rsid="00148031"/>
    </style:style>
    <style:style style:name="P8" style:family="paragraph" style:parent-style-name="Standard">
      <style:paragraph-properties fo:text-align="justify" style:justify-single-word="false"/>
      <style:text-properties officeooo:rsid="00148031" officeooo:paragraph-rsid="002a876d"/>
    </style:style>
    <style:style style:name="P9" style:family="paragraph" style:parent-style-name="Standard">
      <style:paragraph-properties fo:text-align="justify" style:justify-single-word="false"/>
      <style:text-properties officeooo:rsid="00148031" officeooo:paragraph-rsid="003042bb"/>
    </style:style>
    <style:style style:name="P10" style:family="paragraph" style:parent-style-name="Standard">
      <style:paragraph-properties fo:text-align="justify" style:justify-single-word="false"/>
      <style:text-properties officeooo:rsid="00148031" officeooo:paragraph-rsid="0031607d"/>
    </style:style>
    <style:style style:name="P11" style:family="paragraph" style:parent-style-name="Standard">
      <style:paragraph-properties fo:text-align="justify" style:justify-single-word="false"/>
      <style:text-properties officeooo:rsid="00148031" officeooo:paragraph-rsid="004bd4f7"/>
    </style:style>
    <style:style style:name="P12" style:family="paragraph" style:parent-style-name="Standard">
      <style:paragraph-properties fo:text-align="justify" style:justify-single-word="false"/>
      <style:text-properties officeooo:rsid="0016c452" officeooo:paragraph-rsid="0016c452"/>
    </style:style>
    <style:style style:name="P13" style:family="paragraph" style:parent-style-name="Standard">
      <style:paragraph-properties fo:text-align="justify" style:justify-single-word="false"/>
      <style:text-properties officeooo:rsid="0016c452" officeooo:paragraph-rsid="002466f5"/>
    </style:style>
    <style:style style:name="P14" style:family="paragraph" style:parent-style-name="Standard">
      <style:paragraph-properties fo:text-align="center" style:justify-single-word="false"/>
      <style:text-properties officeooo:rsid="0016c452" officeooo:paragraph-rsid="0016c452"/>
    </style:style>
    <style:style style:name="P15" style:family="paragraph" style:parent-style-name="Standard">
      <style:paragraph-properties fo:text-align="justify" style:justify-single-word="false"/>
      <style:text-properties officeooo:rsid="0019c887" officeooo:paragraph-rsid="0019c887"/>
    </style:style>
    <style:style style:name="P16" style:family="paragraph" style:parent-style-name="Standard">
      <style:paragraph-properties fo:text-align="center" style:justify-single-word="false"/>
      <style:text-properties officeooo:rsid="0019c887" officeooo:paragraph-rsid="0019c887"/>
    </style:style>
    <style:style style:name="P17" style:family="paragraph" style:parent-style-name="Standard">
      <style:paragraph-properties fo:text-align="justify" style:justify-single-word="false"/>
      <style:text-properties officeooo:rsid="001bf1f7" officeooo:paragraph-rsid="001bf1f7"/>
    </style:style>
    <style:style style:name="P18" style:family="paragraph" style:parent-style-name="Standard">
      <style:paragraph-properties fo:text-align="center" style:justify-single-word="false"/>
      <style:text-properties officeooo:rsid="001bf1f7" officeooo:paragraph-rsid="001bf1f7"/>
    </style:style>
    <style:style style:name="P19" style:family="paragraph" style:parent-style-name="Standard">
      <style:paragraph-properties fo:text-align="justify" style:justify-single-word="false"/>
      <style:text-properties officeooo:rsid="001cc621" officeooo:paragraph-rsid="001cc621"/>
    </style:style>
    <style:style style:name="P20" style:family="paragraph" style:parent-style-name="Standard">
      <style:paragraph-properties fo:text-align="justify" style:justify-single-word="false"/>
      <style:text-properties officeooo:rsid="00217b9d" officeooo:paragraph-rsid="00217b9d"/>
    </style:style>
    <style:style style:name="P21" style:family="paragraph" style:parent-style-name="Standard">
      <style:paragraph-properties fo:text-align="center" style:justify-single-word="false"/>
      <style:text-properties officeooo:rsid="00217b9d" officeooo:paragraph-rsid="0021e45a"/>
    </style:style>
    <style:style style:name="P22" style:family="paragraph" style:parent-style-name="Standard">
      <style:paragraph-properties fo:text-align="center" style:justify-single-word="false"/>
      <style:text-properties officeooo:rsid="00217b9d" officeooo:paragraph-rsid="00217b9d"/>
    </style:style>
    <style:style style:name="P23" style:family="paragraph" style:parent-style-name="Standard">
      <style:paragraph-properties fo:text-align="justify" style:justify-single-word="false"/>
      <style:text-properties officeooo:rsid="0021e45a" officeooo:paragraph-rsid="0021e45a"/>
    </style:style>
    <style:style style:name="P24" style:family="paragraph" style:parent-style-name="Standard">
      <style:paragraph-properties fo:text-align="justify" style:justify-single-word="false"/>
      <style:text-properties officeooo:rsid="0022a605" officeooo:paragraph-rsid="0022a605"/>
    </style:style>
    <style:style style:name="P25" style:family="paragraph" style:parent-style-name="Standard">
      <style:paragraph-properties fo:text-align="justify" style:justify-single-word="false"/>
      <style:text-properties officeooo:rsid="0022a605" officeooo:paragraph-rsid="003e285c"/>
    </style:style>
    <style:style style:name="P26" style:family="paragraph" style:parent-style-name="Standard">
      <style:paragraph-properties fo:text-align="justify" style:justify-single-word="false"/>
      <style:text-properties officeooo:rsid="0027d957" officeooo:paragraph-rsid="0027d957"/>
    </style:style>
    <style:style style:name="P27" style:family="paragraph" style:parent-style-name="Standard">
      <style:paragraph-properties fo:text-align="justify" style:justify-single-word="false"/>
      <style:text-properties officeooo:rsid="0027d957" officeooo:paragraph-rsid="0029c266"/>
    </style:style>
    <style:style style:name="P28" style:family="paragraph" style:parent-style-name="Standard">
      <style:paragraph-properties fo:text-align="justify" style:justify-single-word="false"/>
      <style:text-properties officeooo:rsid="00290c2c" officeooo:paragraph-rsid="00290c2c"/>
    </style:style>
    <style:style style:name="P29" style:family="paragraph" style:parent-style-name="Standard">
      <style:paragraph-properties fo:text-align="justify" style:justify-single-word="false"/>
      <style:text-properties officeooo:rsid="00290c2c" officeooo:paragraph-rsid="0029c266"/>
    </style:style>
    <style:style style:name="P30" style:family="paragraph" style:parent-style-name="Standard">
      <style:paragraph-properties fo:text-align="justify" style:justify-single-word="false"/>
      <style:text-properties officeooo:rsid="002cbeb3" officeooo:paragraph-rsid="002cbeb3"/>
    </style:style>
    <style:style style:name="P31" style:family="paragraph" style:parent-style-name="Standard">
      <style:paragraph-properties fo:text-align="center" style:justify-single-word="false"/>
      <style:text-properties officeooo:rsid="002cbeb3" officeooo:paragraph-rsid="002cbeb3"/>
    </style:style>
    <style:style style:name="P32" style:family="paragraph" style:parent-style-name="Standard">
      <style:paragraph-properties fo:text-align="justify" style:justify-single-word="false"/>
      <style:text-properties officeooo:rsid="0031607d" officeooo:paragraph-rsid="0031607d"/>
    </style:style>
    <style:style style:name="P33" style:family="paragraph" style:parent-style-name="Standard">
      <style:paragraph-properties fo:text-align="center" style:justify-single-word="false"/>
      <style:text-properties officeooo:rsid="0031607d" officeooo:paragraph-rsid="0031607d"/>
    </style:style>
    <style:style style:name="P34" style:family="paragraph" style:parent-style-name="Standard">
      <style:paragraph-properties fo:text-align="justify" style:justify-single-word="false"/>
      <style:text-properties officeooo:rsid="0034a19f" officeooo:paragraph-rsid="0034a19f"/>
    </style:style>
    <style:style style:name="P35" style:family="paragraph" style:parent-style-name="Standard">
      <style:paragraph-properties fo:text-align="justify" style:justify-single-word="false"/>
      <style:text-properties officeooo:rsid="00373d13" officeooo:paragraph-rsid="00373d13"/>
    </style:style>
    <style:style style:name="P36" style:family="paragraph" style:parent-style-name="Standard">
      <style:paragraph-properties fo:text-align="justify" style:justify-single-word="false"/>
      <style:text-properties officeooo:rsid="003825bd" officeooo:paragraph-rsid="003825bd"/>
    </style:style>
    <style:style style:name="P37" style:family="paragraph" style:parent-style-name="Standard">
      <style:paragraph-properties fo:text-align="justify" style:justify-single-word="false"/>
      <style:text-properties officeooo:rsid="003825bd" officeooo:paragraph-rsid="00524020"/>
    </style:style>
    <style:style style:name="P38" style:family="paragraph" style:parent-style-name="Standard">
      <style:paragraph-properties fo:text-align="justify" style:justify-single-word="false"/>
      <style:text-properties officeooo:rsid="003b23c1" officeooo:paragraph-rsid="0040c91e"/>
    </style:style>
    <style:style style:name="P39" style:family="paragraph" style:parent-style-name="Standard">
      <style:paragraph-properties fo:text-align="justify" style:justify-single-word="false"/>
      <style:text-properties officeooo:rsid="003b23c1" officeooo:paragraph-rsid="003b23c1"/>
    </style:style>
    <style:style style:name="P40" style:family="paragraph" style:parent-style-name="Standard">
      <style:paragraph-properties fo:text-align="justify" style:justify-single-word="false"/>
      <style:text-properties officeooo:rsid="003b23c1" officeooo:paragraph-rsid="00400d9f"/>
    </style:style>
    <style:style style:name="P41" style:family="paragraph" style:parent-style-name="Standard">
      <style:paragraph-properties fo:text-align="justify" style:justify-single-word="false"/>
      <style:text-properties officeooo:rsid="003b23c1" officeooo:paragraph-rsid="004dce6a"/>
    </style:style>
    <style:style style:name="P42" style:family="paragraph" style:parent-style-name="Standard">
      <style:paragraph-properties fo:text-align="center" style:justify-single-word="false"/>
      <style:text-properties officeooo:rsid="003b23c1" officeooo:paragraph-rsid="0040c91e"/>
    </style:style>
    <style:style style:name="P43" style:family="paragraph" style:parent-style-name="Standard">
      <style:paragraph-properties fo:text-align="justify" style:justify-single-word="false"/>
      <style:text-properties officeooo:rsid="003d3360" officeooo:paragraph-rsid="004489d5" fo:background-color="transparent"/>
    </style:style>
    <style:style style:name="P44" style:family="paragraph" style:parent-style-name="Standard">
      <style:paragraph-properties fo:text-align="center" style:justify-single-word="false"/>
      <style:text-properties style:text-position="0% 100%" style:font-name="Liberation Serif1" officeooo:rsid="0042425a" officeooo:paragraph-rsid="00481b87"/>
    </style:style>
    <style:style style:name="P45" style:family="paragraph" style:parent-style-name="Standard">
      <style:paragraph-properties fo:text-align="justify" style:justify-single-word="false"/>
      <style:text-properties style:text-position="0% 100%" style:font-name="Liberation Serif1" officeooo:rsid="0042425a" officeooo:paragraph-rsid="00481b87"/>
    </style:style>
    <style:style style:name="P46" style:family="paragraph" style:parent-style-name="Standard">
      <style:paragraph-properties fo:text-align="justify" style:justify-single-word="false"/>
      <style:text-properties style:font-name="Liberation Serif1" officeooo:rsid="0042425a" officeooo:paragraph-rsid="00481b87"/>
    </style:style>
    <style:style style:name="P47" style:family="paragraph" style:parent-style-name="Standard">
      <style:paragraph-properties fo:text-align="justify" style:justify-single-word="false"/>
      <style:text-properties style:font-name="Liberation Serif1" officeooo:rsid="0042425a" officeooo:paragraph-rsid="0042425a"/>
    </style:style>
    <style:style style:name="P48" style:family="paragraph" style:parent-style-name="Standard">
      <style:paragraph-properties fo:text-align="center" style:justify-single-word="false"/>
      <style:text-properties style:font-name="Liberation Serif1" officeooo:rsid="0042425a" officeooo:paragraph-rsid="0042425a"/>
    </style:style>
    <style:style style:name="P49" style:family="paragraph" style:parent-style-name="Standard">
      <style:paragraph-properties fo:text-align="justify" style:justify-single-word="false"/>
      <style:text-properties officeooo:rsid="003b7802" officeooo:paragraph-rsid="00400d9f"/>
    </style:style>
    <style:style style:name="P50" style:family="paragraph" style:parent-style-name="Standard">
      <style:paragraph-properties fo:text-align="justify" style:justify-single-word="false"/>
      <style:text-properties officeooo:rsid="004df224" officeooo:paragraph-rsid="004df224"/>
    </style:style>
    <style:style style:name="P51" style:family="paragraph" style:parent-style-name="Standard">
      <style:paragraph-properties fo:text-align="justify" style:justify-single-word="false"/>
      <style:text-properties officeooo:rsid="004f1bde" officeooo:paragraph-rsid="004f1bde"/>
    </style:style>
    <style:style style:name="P52" style:family="paragraph" style:parent-style-name="Standard">
      <style:paragraph-properties fo:text-align="center" style:justify-single-word="false"/>
      <style:text-properties officeooo:rsid="0015e1fc" officeooo:paragraph-rsid="0015e986"/>
    </style:style>
    <style:style style:name="P53" style:family="paragraph" style:parent-style-name="Standard">
      <style:paragraph-properties fo:text-align="justify" style:justify-single-word="false"/>
    </style:style>
    <style:style style:name="P54" style:family="paragraph" style:parent-style-name="Standard">
      <style:paragraph-properties fo:text-align="justify" style:justify-single-word="false"/>
      <style:text-properties officeooo:rsid="0039accb" officeooo:paragraph-rsid="0039accb"/>
    </style:style>
    <style:style style:name="P55" style:family="paragraph" style:parent-style-name="Standard">
      <style:paragraph-properties fo:text-align="center" style:justify-single-word="false"/>
      <style:text-properties officeooo:rsid="0039accb" officeooo:paragraph-rsid="0039accb"/>
    </style:style>
    <style:style style:name="P56" style:family="paragraph" style:parent-style-name="Standard">
      <style:paragraph-properties fo:text-align="justify" style:justify-single-word="false"/>
      <style:text-properties officeooo:rsid="0041d8f1" officeooo:paragraph-rsid="0047f397"/>
    </style:style>
    <style:style style:name="P57" style:family="paragraph" style:parent-style-name="Standard">
      <style:paragraph-properties fo:text-align="justify" style:justify-single-word="false"/>
      <style:text-properties officeooo:rsid="0041d8f1" officeooo:paragraph-rsid="0041d8f1"/>
    </style:style>
    <style:style style:name="P58" style:family="paragraph" style:parent-style-name="Standard">
      <style:paragraph-properties fo:text-align="justify" style:justify-single-word="false"/>
      <style:text-properties officeooo:rsid="0041d8f1" officeooo:paragraph-rsid="0056e225"/>
    </style:style>
    <style:style style:name="P59" style:family="paragraph" style:parent-style-name="Standard">
      <style:paragraph-properties fo:text-align="center" style:justify-single-word="false"/>
      <style:text-properties officeooo:rsid="0041d8f1" officeooo:paragraph-rsid="0041d8f1"/>
    </style:style>
    <style:style style:name="P60" style:family="paragraph" style:parent-style-name="Standard">
      <style:paragraph-properties fo:text-align="justify" style:justify-single-word="false"/>
      <style:text-properties officeooo:rsid="00481b87" officeooo:paragraph-rsid="00481b87"/>
    </style:style>
    <style:style style:name="P61" style:family="paragraph" style:parent-style-name="Standard">
      <style:paragraph-properties fo:text-align="justify" style:justify-single-word="false"/>
      <style:text-properties officeooo:rsid="004916a3" officeooo:paragraph-rsid="004916a3"/>
    </style:style>
    <style:style style:name="P62" style:family="paragraph" style:parent-style-name="Title">
      <style:paragraph-properties fo:text-align="center" style:justify-single-word="false"/>
    </style:style>
    <style:style style:name="P63" style:family="paragraph" style:parent-style-name="Standard" style:list-style-name="L1">
      <style:paragraph-properties fo:text-align="justify" style:justify-single-word="false"/>
      <style:text-properties officeooo:rsid="002f08e8" officeooo:paragraph-rsid="002f08e8"/>
    </style:style>
    <style:style style:name="P64" style:family="paragraph" style:parent-style-name="Standard" style:list-style-name="L2">
      <style:paragraph-properties fo:text-align="justify" style:justify-single-word="false"/>
      <style:text-properties officeooo:rsid="00148031" officeooo:paragraph-rsid="0029d892"/>
    </style:style>
    <style:style style:name="P65" style:family="paragraph" style:parent-style-name="Standard" style:list-style-name="L2">
      <style:paragraph-properties fo:text-align="justify" style:justify-single-word="false"/>
      <style:text-properties officeooo:rsid="00148031" officeooo:paragraph-rsid="00148031"/>
    </style:style>
    <style:style style:name="P66" style:family="paragraph" style:parent-style-name="Standard" style:list-style-name="L2">
      <style:paragraph-properties fo:text-align="justify" style:justify-single-word="false"/>
      <style:text-properties officeooo:rsid="00148031" officeooo:paragraph-rsid="002a876d"/>
    </style:style>
    <style:style style:name="P67" style:family="paragraph" style:parent-style-name="Standard" style:list-style-name="L3">
      <style:paragraph-properties fo:text-align="justify" style:justify-single-word="false"/>
      <style:text-properties officeooo:rsid="0034a19f" officeooo:paragraph-rsid="0034a19f"/>
    </style:style>
    <style:style style:name="P68" style:family="paragraph" style:parent-style-name="Standard">
      <style:paragraph-properties fo:text-align="justify" style:justify-single-word="false"/>
      <style:text-properties officeooo:rsid="005c2995" officeooo:paragraph-rsid="005c2995"/>
    </style:style>
    <style:style style:name="P69" style:family="paragraph" style:parent-style-name="Standard">
      <style:paragraph-properties fo:text-align="justify" style:justify-single-word="false"/>
      <style:text-properties officeooo:rsid="005c2995" officeooo:paragraph-rsid="005ebaa3"/>
    </style:style>
    <style:style style:name="P70" style:family="paragraph" style:parent-style-name="Standard">
      <style:paragraph-properties fo:text-align="justify" style:justify-single-word="false"/>
      <style:text-properties officeooo:rsid="005e1f74" officeooo:paragraph-rsid="005e1f74"/>
    </style:style>
    <style:style style:name="P71" style:family="paragraph" style:parent-style-name="Heading_20_1">
      <style:paragraph-properties fo:text-align="justify" style:justify-single-word="false"/>
    </style:style>
    <style:style style:name="P72" style:family="paragraph" style:parent-style-name="Heading_20_1">
      <style:paragraph-properties fo:text-align="justify" style:justify-single-word="false"/>
      <style:text-properties officeooo:rsid="0039accb" officeooo:paragraph-rsid="0039accb"/>
    </style:style>
    <style:style style:name="T1" style:family="text">
      <style:text-properties officeooo:rsid="00148031"/>
    </style:style>
    <style:style style:name="T2" style:family="text">
      <style:text-properties style:text-position="sub 58%" officeooo:rsid="0047f397"/>
    </style:style>
    <style:style style:name="T3" style:family="text">
      <style:text-properties style:text-position="sub 58%" style:font-name="Liberation Serif" fo:font-style="italic" style:font-style-asian="italic" style:font-style-complex="italic"/>
    </style:style>
    <style:style style:name="T4" style:family="text">
      <style:text-properties style:text-position="sub 58%" style:font-name="Liberation Serif" fo:font-style="italic" officeooo:rsid="00481b87" style:font-style-asian="italic" style:font-style-complex="italic"/>
    </style:style>
    <style:style style:name="T5" style:family="text">
      <style:text-properties style:text-position="sub 58%" style:font-name="Liberation Serif" fo:font-style="italic" officeooo:rsid="00558049" style:font-style-asian="italic" style:font-style-complex="italic"/>
    </style:style>
    <style:style style:name="T6" style:family="text">
      <style:text-properties style:text-position="sub 58%" style:font-name="Liberation Serif" fo:font-style="italic" officeooo:rsid="0059d9c0" style:font-style-asian="italic" style:font-style-complex="italic"/>
    </style:style>
    <style:style style:name="T7" style:family="text">
      <style:text-properties style:text-position="sub 58%" style:font-name="Liberation Serif1" fo:font-style="italic" style:font-style-asian="italic" style:font-style-complex="italic"/>
    </style:style>
    <style:style style:name="T8" style:family="text">
      <style:text-properties style:text-position="sub 58%" fo:font-style="italic" style:font-style-asian="italic" style:font-style-complex="italic"/>
    </style:style>
    <style:style style:name="T9" style:family="text">
      <style:text-properties style:text-position="sub 58%" fo:font-style="italic" officeooo:rsid="002a876d" style:font-style-asian="italic" style:font-style-complex="italic"/>
    </style:style>
    <style:style style:name="T10" style:family="text">
      <style:text-properties style:text-position="sub 58%" fo:font-style="italic" officeooo:rsid="00328ee0" style:font-style-asian="italic" style:font-style-complex="italic"/>
    </style:style>
    <style:style style:name="T11" style:family="text">
      <style:text-properties style:text-position="sub 58%" fo:font-style="italic" officeooo:rsid="0047ac0a" style:font-style-asian="italic" style:font-style-complex="italic"/>
    </style:style>
    <style:style style:name="T12" style:family="text">
      <style:text-properties style:text-position="sub 58%" fo:font-style="italic" officeooo:rsid="0047f397" style:font-style-asian="italic" style:font-style-complex="italic"/>
    </style:style>
    <style:style style:name="T13" style:family="text">
      <style:text-properties style:text-position="sub 58%" fo:font-style="italic" officeooo:rsid="0056e225" style:font-style-asian="italic" style:font-style-complex="italic"/>
    </style:style>
    <style:style style:name="T14" style:family="text">
      <style:text-properties style:text-position="sub 58%" officeooo:rsid="005e1f74"/>
    </style:style>
    <style:style style:name="T15" style:family="text">
      <style:text-properties officeooo:rsid="0015e986"/>
    </style:style>
    <style:style style:name="T16" style:family="text">
      <style:text-properties officeooo:rsid="0016c452"/>
    </style:style>
    <style:style style:name="T17" style:family="text">
      <style:text-properties style:text-position="super 58%"/>
    </style:style>
    <style:style style:name="T18" style:family="text">
      <style:text-properties style:text-position="super 58%" officeooo:rsid="0034a19f"/>
    </style:style>
    <style:style style:name="T19" style:family="text">
      <style:text-properties officeooo:rsid="0018e003"/>
    </style:style>
    <style:style style:name="T20" style:family="text">
      <style:text-properties officeooo:rsid="0019c887"/>
    </style:style>
    <style:style style:name="T21" style:family="text">
      <style:text-properties officeooo:rsid="001c6711"/>
    </style:style>
    <style:style style:name="T22" style:family="text">
      <style:text-properties officeooo:rsid="002466f5"/>
    </style:style>
    <style:style style:name="T23" style:family="text">
      <style:text-properties officeooo:rsid="00256da7"/>
    </style:style>
    <style:style style:name="T24" style:family="text">
      <style:text-properties officeooo:rsid="0027be45"/>
    </style:style>
    <style:style style:name="T25" style:family="text">
      <style:text-properties officeooo:rsid="0027d957"/>
    </style:style>
    <style:style style:name="T26" style:family="text">
      <style:text-properties officeooo:rsid="00290c2c"/>
    </style:style>
    <style:style style:name="T27" style:family="text">
      <style:text-properties officeooo:rsid="0029c266"/>
    </style:style>
    <style:style style:name="T28" style:family="text">
      <style:text-properties officeooo:rsid="0029d892"/>
    </style:style>
    <style:style style:name="T29" style:family="text">
      <style:text-properties officeooo:rsid="002a876d"/>
    </style:style>
    <style:style style:name="T30" style:family="text">
      <style:text-properties officeooo:rsid="002b72d2"/>
    </style:style>
    <style:style style:name="T31" style:family="text">
      <style:text-properties officeooo:rsid="002f08e8"/>
    </style:style>
    <style:style style:name="T32" style:family="text">
      <style:text-properties officeooo:rsid="003042bb"/>
    </style:style>
    <style:style style:name="T33" style:family="text">
      <style:text-properties officeooo:rsid="0031607d"/>
    </style:style>
    <style:style style:name="T34" style:family="text">
      <style:text-properties officeooo:rsid="00328ee0"/>
    </style:style>
    <style:style style:name="T35" style:family="text">
      <style:text-properties officeooo:rsid="0034a19f"/>
    </style:style>
    <style:style style:name="T36" style:family="text">
      <style:text-properties officeooo:rsid="002cbeb3"/>
    </style:style>
    <style:style style:name="T37" style:family="text">
      <style:text-properties officeooo:rsid="0036965a"/>
    </style:style>
    <style:style style:name="T38" style:family="text">
      <style:text-properties style:text-position="0% 100%" officeooo:rsid="0047f397"/>
    </style:style>
    <style:style style:name="T39" style:family="text">
      <style:text-properties style:text-position="0% 100%" style:font-name="Liberation Serif1"/>
    </style:style>
    <style:style style:name="T40" style:family="text">
      <style:text-properties style:text-position="0% 100%" style:font-name="Liberation Serif1" fo:font-style="italic" style:font-style-asian="italic" style:font-style-complex="italic"/>
    </style:style>
    <style:style style:name="T41" style:family="text">
      <style:text-properties style:text-position="0% 100%" style:font-name="Liberation Serif"/>
    </style:style>
    <style:style style:name="T42" style:family="text">
      <style:text-properties style:text-position="0% 100%" style:font-name="Liberation Serif" fo:font-style="italic" officeooo:rsid="005427f8" style:font-style-asian="italic" style:font-style-complex="italic"/>
    </style:style>
    <style:style style:name="T43" style:family="text">
      <style:text-properties style:text-position="0% 100%" style:font-name="Liberation Serif" fo:font-style="italic" officeooo:rsid="00481b87" style:font-style-asian="italic" style:font-style-complex="italic"/>
    </style:style>
    <style:style style:name="T44" style:family="text">
      <style:text-properties style:text-position="0% 100%" style:font-name="Liberation Serif" fo:font-style="italic" officeooo:rsid="0059d9c0" style:font-style-asian="italic" style:font-style-complex="italic"/>
    </style:style>
    <style:style style:name="T45" style:family="text">
      <style:text-properties style:text-position="0% 100%" fo:font-style="italic" officeooo:rsid="0045387b" style:font-style-asian="italic" style:font-style-complex="italic"/>
    </style:style>
    <style:style style:name="T46" style:family="text">
      <style:text-properties style:text-position="0% 100%" fo:font-style="italic" officeooo:rsid="0036965a" style:font-style-asian="italic" style:font-style-complex="italic"/>
    </style:style>
    <style:style style:name="T47" style:family="text">
      <style:text-properties style:text-position="0% 100%" fo:font-style="italic" officeooo:rsid="0047f397" style:font-style-asian="italic" style:font-style-complex="italic"/>
    </style:style>
    <style:style style:name="T48" style:family="text">
      <style:text-properties style:text-position="0% 100%" officeooo:rsid="004dce6a"/>
    </style:style>
    <style:style style:name="T49" style:family="text">
      <style:text-properties officeooo:rsid="0039accb"/>
    </style:style>
    <style:style style:name="T50" style:family="text">
      <style:text-properties officeooo:rsid="003cebe3"/>
    </style:style>
    <style:style style:name="T51" style:family="text">
      <style:text-properties officeooo:rsid="003d3360"/>
    </style:style>
    <style:style style:name="T52" style:family="text">
      <style:text-properties officeooo:rsid="003e285c"/>
    </style:style>
    <style:style style:name="T53" style:family="text">
      <style:text-properties officeooo:rsid="003e441f"/>
    </style:style>
    <style:style style:name="T54" style:family="text">
      <style:text-properties officeooo:rsid="00400d9f"/>
    </style:style>
    <style:style style:name="T55" style:family="text">
      <style:text-properties officeooo:rsid="0041d8f1"/>
    </style:style>
    <style:style style:name="T56" style:family="text">
      <style:text-properties style:font-name="Liberation Serif1"/>
    </style:style>
    <style:style style:name="T57" style:family="text">
      <style:text-properties style:font-name="Liberation Serif1" officeooo:rsid="0042425a"/>
    </style:style>
    <style:style style:name="T58" style:family="text">
      <style:text-properties style:font-name="Liberation Serif1" fo:font-style="italic" style:font-style-asian="italic" style:font-style-complex="italic"/>
    </style:style>
    <style:style style:name="T59" style:family="text">
      <style:text-properties style:font-name="Liberation Serif1" fo:font-style="italic" officeooo:rsid="0047f397" style:font-style-asian="italic" style:font-style-complex="italic"/>
    </style:style>
    <style:style style:name="T60" style:family="text">
      <style:text-properties style:font-name="Liberation Serif1" fo:font-style="italic" officeooo:rsid="0042425a" style:font-style-asian="italic" style:font-style-complex="italic"/>
    </style:style>
    <style:style style:name="T61" style:family="text">
      <style:text-properties style:font-name="Liberation Serif1" officeooo:rsid="0058c033"/>
    </style:style>
    <style:style style:name="T62" style:family="text">
      <style:text-properties style:font-name="Liberation Serif" officeooo:rsid="0047f397"/>
    </style:style>
    <style:style style:name="T63" style:family="text">
      <style:text-properties style:font-name="Liberation Serif" fo:font-style="italic" officeooo:rsid="0047f397" style:font-style-asian="italic" style:font-style-complex="italic"/>
    </style:style>
    <style:style style:name="T64" style:family="text">
      <style:text-properties style:font-name="Liberation Serif" fo:font-style="italic" officeooo:rsid="0042425a" style:font-style-asian="italic" style:font-style-complex="italic"/>
    </style:style>
    <style:style style:name="T65" style:family="text">
      <style:text-properties style:font-name="Liberation Serif" fo:font-style="italic" officeooo:rsid="0059d9c0" style:font-style-asian="italic" style:font-style-complex="italic"/>
    </style:style>
    <style:style style:name="T66" style:family="text">
      <style:text-properties officeooo:rsid="0045387b"/>
    </style:style>
    <style:style style:name="T67" style:family="text">
      <style:text-properties officeooo:rsid="0047ac0a"/>
    </style:style>
    <style:style style:name="T68" style:family="text">
      <style:text-properties officeooo:rsid="0047f397"/>
    </style:style>
    <style:style style:name="T69" style:family="text">
      <style:text-properties officeooo:rsid="004afa2e"/>
    </style:style>
    <style:style style:name="T70" style:family="text">
      <style:text-properties fo:font-style="italic" style:font-style-asian="italic" style:font-style-complex="italic"/>
    </style:style>
    <style:style style:name="T71" style:family="text">
      <style:text-properties fo:font-style="italic" officeooo:rsid="00290c2c" style:font-style-asian="italic" style:font-style-complex="italic"/>
    </style:style>
    <style:style style:name="T72" style:family="text">
      <style:text-properties fo:font-style="italic" officeooo:rsid="0015e986" style:font-style-asian="italic" style:font-style-complex="italic"/>
    </style:style>
    <style:style style:name="T73" style:family="text">
      <style:text-properties fo:font-style="italic" officeooo:rsid="003d3360" style:font-style-asian="italic" style:font-style-complex="italic"/>
    </style:style>
    <style:style style:name="T74" style:family="text">
      <style:text-properties fo:font-style="italic" officeooo:rsid="0019c887" style:font-style-asian="italic" style:font-style-complex="italic"/>
    </style:style>
    <style:style style:name="T75" style:family="text">
      <style:text-properties fo:font-style="italic" officeooo:rsid="0027d957" style:font-style-asian="italic" style:font-style-complex="italic"/>
    </style:style>
    <style:style style:name="T76" style:family="text">
      <style:text-properties fo:font-style="italic" officeooo:rsid="002466f5" style:font-style-asian="italic" style:font-style-complex="italic"/>
    </style:style>
    <style:style style:name="T77" style:family="text">
      <style:text-properties fo:font-style="italic" officeooo:rsid="00328ee0" style:font-style-asian="italic" style:font-style-complex="italic"/>
    </style:style>
    <style:style style:name="T78" style:family="text">
      <style:text-properties fo:font-style="italic" officeooo:rsid="004c4639" style:font-style-asian="italic" style:font-style-complex="italic"/>
    </style:style>
    <style:style style:name="T79" style:family="text">
      <style:text-properties fo:font-style="italic" officeooo:rsid="0045387b" style:font-style-asian="italic" style:font-style-complex="italic"/>
    </style:style>
    <style:style style:name="T80" style:family="text">
      <style:text-properties fo:font-style="italic" officeooo:rsid="004da8e7" style:font-style-asian="italic" style:font-style-complex="italic"/>
    </style:style>
    <style:style style:name="T81" style:family="text">
      <style:text-properties fo:font-style="italic" officeooo:rsid="00400d9f" style:font-style-asian="italic" style:font-style-complex="italic"/>
    </style:style>
    <style:style style:name="T82" style:family="text">
      <style:text-properties fo:font-style="italic" officeooo:rsid="0047ac0a" style:font-style-asian="italic" style:font-style-complex="italic"/>
    </style:style>
    <style:style style:name="T83" style:family="text">
      <style:text-properties fo:font-style="italic" officeooo:rsid="0047f397" style:font-style-asian="italic" style:font-style-complex="italic"/>
    </style:style>
    <style:style style:name="T84" style:family="text">
      <style:text-properties fo:font-style="italic" style:text-underline-style="none" officeooo:rsid="0045387b" style:font-style-asian="italic" style:font-style-complex="italic"/>
    </style:style>
    <style:style style:name="T85" style:family="text">
      <style:text-properties officeooo:rsid="004bd4f7"/>
    </style:style>
    <style:style style:name="T86" style:family="text">
      <style:text-properties officeooo:rsid="004c4639"/>
    </style:style>
    <style:style style:name="T87" style:family="text">
      <style:text-properties officeooo:rsid="004da8e7"/>
    </style:style>
    <style:style style:name="T88" style:family="text">
      <style:text-properties officeooo:rsid="004dce6a"/>
    </style:style>
    <style:style style:name="T89" style:family="text">
      <style:text-properties officeooo:rsid="004f1bde"/>
    </style:style>
    <style:style style:name="T90" style:family="text">
      <style:text-properties officeooo:rsid="004ffb98"/>
    </style:style>
    <style:style style:name="T91" style:family="text">
      <style:text-properties officeooo:rsid="00513d29"/>
    </style:style>
    <style:style style:name="T92" style:family="text">
      <style:text-properties officeooo:rsid="0051f0f1"/>
    </style:style>
    <style:style style:name="T93" style:family="text">
      <style:text-properties officeooo:rsid="00524020"/>
    </style:style>
    <style:style style:name="T94" style:family="text">
      <style:text-properties officeooo:rsid="0059d9c0"/>
    </style:style>
    <style:style style:name="T95" style:family="text">
      <style:text-properties officeooo:rsid="005b5a7e"/>
    </style:style>
    <style:style style:name="T96" style:family="text">
      <style:text-properties officeooo:rsid="005cc273"/>
    </style:style>
    <style:style style:name="T97" style:family="text">
      <style:text-properties officeooo:rsid="005e1f74"/>
    </style:style>
    <style:style style:name="T98" style:family="text">
      <style:text-properties officeooo:rsid="005ebaa3"/>
    </style:style>
    <style:style style:name="T99" style:family="text">
      <style:text-properties officeooo:rsid="005ff2f9"/>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Monte Carlo Regression</text:p>
      <text:p text:style-name="P1"/>
      <text:p text:style-name="P2">This brief paper will introduce a new <text:span text:style-name="T69">model</text:span> for running regressions, which will be initially called Monte Carlo Regression <text:span text:style-name="T16">(MCR)</text:span>. It is meant to be an alternative to simple linear regressions, only more powerful <text:span text:style-name="T31">in the sense that:</text:span></text:p>
      <text:p text:style-name="P2"/>
      <text:list xml:id="list2004475858820975642" text:style-name="L1">
        <text:list-item>
          <text:p text:style-name="P63">it can find relationships with much higher correlation between one dependent variable and a given set of independent variables;</text:p>
        </text:list-item>
        <text:list-item>
          <text:p text:style-name="P63">with no prior knowledge from the researcher about the relationship between the variables, it can find relationships of any exponenciation; and</text:p>
        </text:list-item>
        <text:list-item>
          <text:p text:style-name="P63">it can even find that some of the independent variables work better together at explaining the dependent variable, either <text:span text:style-name="T32">magnifying</text:span> or compensating for each other, as we will see in the use case presented.</text:p>
        </text:list-item>
      </text:list>
      <text:p text:style-name="P2"/>
      <text:p text:style-name="P27">We start with a general overview of what <text:span text:style-name="T26">the model is, what it tries to accomplish, and how. In the second section, we will go through one instance of how </text:span><text:span text:style-name="T71">f</text:span><text:span text:style-name="T26"> could be determined, a fundamental aspect of the model.</text:span></text:p>
      <text:p text:style-name="P27"/>
      <text:p text:style-name="P29">In the third section, we will have a brief look at one possible use case as an illustration. <text:span text:style-name="T32">We will also go into deeper details of the model. </text:span>In the fourth section, we will learn, using the use case <text:span text:style-name="T69">previously </text:span>presented, how <text:span text:style-name="T49">one can analyse </text:span>the results <text:span text:style-name="T49">using differentials</text:span>. And in the final section, concluding remarks will be made.</text:p>
      <text:p text:style-name="P26"/>
      <text:p text:style-name="P28">The model has been coded in R and is available as open-source at <text:span text:style-name="T27">the </text:span>GitHub<text:span text:style-name="T27"> repository below</text:span>. <text:span text:style-name="T27">The repository</text:span> also includes the data used <text:span text:style-name="T32">and</text:span> the results obtained for <text:span text:style-name="T32">the</text:span> use case described in this paper<text:span text:style-name="T51">,</text:span> <text:span text:style-name="T51">as well as some brief documentation on how to run the model in R.</text:span></text:p>
      <text:p text:style-name="P28"/>
      <text:p text:style-name="P43"><text:a xlink:type="simple" xlink:href="https://github.com/f-lungov/MCR" text:style-name="Internet_20_link" text:visited-style-name="Visited_20_Internet_20_Link">https://github.com/f-lungov/MCR</text:a></text:p>
      <text:p text:style-name="P1"/>
      <text:h text:style-name="P71" text:outline-level="1"><text:span text:style-name="T24">General </text:span>Overview</text:h>
      <text:p text:style-name="P1"/>
      <text:p text:style-name="P1">We will start with the equation used for simple linear regression<text:span text:style-name="T1">s</text:span>:</text:p>
      <text:p text:style-name="P1"/>
      <text:p text:style-name="P3"><draw:frame draw:style-name="fr1" draw:name="Object1" text:anchor-type="as-char" svg:y="-0.377cm" svg:width="3.762cm" svg:height="0.531cm" draw:z-index="0"><draw:object xlink:href="./Object 1" xlink:type="simple" xlink:show="embed" xlink:actuate="onLoad"/><draw:image xlink:href="./ObjectReplacements/Object 1" xlink:type="simple" xlink:show="embed" xlink:actuate="onLoad"/></draw:frame></text:p>
      <text:p text:style-name="P1"/>
      <text:p text:style-name="P4">So we will attempt to explain <text:span text:style-name="T70">Y</text:span> through <text:span text:style-name="T70">X</text:span>. But in our case, <text:span text:style-name="T70">X</text:span> will not be just one variable. It will contain the values of potentially many different variables that could explain <text:span text:style-name="T70">Y</text:span>. <text:span text:style-name="T15">We will call them </text:span><text:span text:style-name="T72">Z</text:span><text:span text:style-name="T15"> variables, and their relationship with </text:span><text:span text:style-name="T72">X</text:span><text:span text:style-name="T15"> will be given by:</text:span></text:p>
      <text:p text:style-name="P4"/>
      <text:p text:style-name="P52"><draw:frame draw:style-name="fr1" draw:name="Object2" text:anchor-type="as-char" svg:y="-0.386cm" svg:width="6.63cm" svg:height="0.542cm" draw:z-index="1"><draw:object xlink:href="./Object 2" xlink:type="simple" xlink:show="embed" xlink:actuate="onLoad"/><draw:image xlink:href="./ObjectReplacements/Object 2" xlink:type="simple" xlink:show="embed" xlink:actuate="onLoad"/><svg:desc>formula</svg:desc></draw:frame></text:p>
      <text:p text:style-name="P4"/>
      <text:p text:style-name="P9">The novelty of this new <text:span text:style-name="T25">model</text:span> is in using Monte Carlo to determine an <text:span text:style-name="T70">f</text:span> that will allow <text:span text:style-name="T70">Z</text:span>’s<text:span text:style-name="T51"> -- <text:s/>passing their values through </text:span><text:span text:style-name="T73">X</text:span><text:span text:style-name="T51"> -- </text:span>a high explanatory power of <text:span text:style-name="T70">Y</text:span>. We will do that by randomizing a set of components of an equation (<text:span text:style-name="T70">f</text:span>) with <text:span text:style-name="T70">X</text:span> on one side, and the <text:span text:style-name="T70">Z</text:span>’s on the other.</text:p>
      <text:p text:style-name="P6"/>
      <text:p text:style-name="P13"><text:soft-page-break/>MCR will determine that set of components multiple times, and in each time we will have a different <text:span text:style-name="T70">f</text:span>, and therefore a different <text:span text:style-name="T70">X</text:span>. Then we will run the simple linear regression of <text:span text:style-name="T70">X</text:span> on <text:span text:style-name="T70">Y</text:span> and assess the explanatory power <text:span text:style-name="T24">with</text:span> R<text:span text:style-name="T17">2</text:span>.</text:p>
      <text:p text:style-name="P13"/>
      <text:p text:style-name="P13"><text:span text:style-name="T22">Hence for this model, t</text:span>he above equations become:</text:p>
      <text:p text:style-name="P12"/>
      <text:p text:style-name="P14"><draw:frame draw:style-name="fr1" draw:name="Object3" text:anchor-type="as-char" svg:y="-0.377cm" svg:width="4.172cm" svg:height="0.531cm" draw:z-index="2"><draw:object xlink:href="./Object 3" xlink:type="simple" xlink:show="embed" xlink:actuate="onLoad"/><draw:image xlink:href="./ObjectReplacements/Object 3" xlink:type="simple" xlink:show="embed" xlink:actuate="onLoad"/></draw:frame>, <text:span text:style-name="T91">where:</text:span><text:span text:style-name="T91"><draw:frame draw:style-name="fr1" draw:name="Object4" text:anchor-type="as-char" svg:y="-0.386cm" svg:width="7.138cm" svg:height="0.54cm" draw:z-index="3"><draw:object xlink:href="./Object 4" xlink:type="simple" xlink:show="embed" xlink:actuate="onLoad"/><draw:image xlink:href="./ObjectReplacements/Object 4" xlink:type="simple" xlink:show="embed" xlink:actuate="onLoad"/></draw:frame></text:span></text:p>
      <text:p text:style-name="P6"/>
      <text:p text:style-name="P11">That randomization will occur within preset and customizable parameters. <text:span text:style-name="T85">O</text:span>ne possibility of which components could be determined by MCR, and within what ranges, will be presented below. This a<text:span text:style-name="T23">s</text:span>pect of the <text:span text:style-name="T51">model</text:span> is highly customizable, both per user and per <text:span text:style-name="T85">use</text:span> case, and should <text:span text:style-name="T24">certainly</text:span> be subject of further discussion<text:span text:style-name="T51">s</text:span>. <text:span text:style-name="T32">This will become clearer below and will be briefly recalled at the end.</text:span></text:p>
      <text:p text:style-name="P5"/>
      <text:h text:style-name="P71" text:outline-level="1">Constructing <text:span text:style-name="T20">f</text:span></text:h>
      <text:p text:style-name="P12"/>
      <text:p text:style-name="P15">We will go through one <text:span text:style-name="T24">intance</text:span> of how MCR <text:span text:style-name="T51">can randomly determine</text:span> <text:span text:style-name="T70">f</text:span>. In other words, let’s build <text:span text:style-name="T70">f</text:span><text:span text:style-name="T8">j</text:span> where <text:span text:style-name="T70">j</text:span> = 1.</text:p>
      <text:p text:style-name="P12"/>
      <text:p text:style-name="P12">The first thing we will <text:span text:style-name="T19">have MCR</text:span> determine is the number of blocks <text:span text:style-name="T20">on the </text:span><text:span text:style-name="T74">Z</text:span><text:span text:style-name="T20"> side of the equation</text:span>. <text:span text:style-name="T20">So for this demonstration we set this number to vary between 1 and 4. For </text:span><text:span text:style-name="T74">j</text:span><text:span text:style-name="T20"> = 1, say that the number randomly picked is 3. This means that we will have 3 blocks, or that:</text:span></text:p>
      <text:p text:style-name="P12"/>
      <text:p text:style-name="P16"><draw:frame draw:style-name="fr1" draw:name="Object5" text:anchor-type="as-char" svg:y="-0.377cm" svg:width="5.644cm" svg:height="0.531cm" draw:z-index="4"><draw:object xlink:href="./Object 5" xlink:type="simple" xlink:show="embed" xlink:actuate="onLoad"/><draw:image xlink:href="./ObjectReplacements/Object 5" xlink:type="simple" xlink:show="embed" xlink:actuate="onLoad"/></draw:frame></text:p>
      <text:p text:style-name="P4"/>
      <text:p text:style-name="P17">Now we need to determine the values of the multipliers of each block. For simplicity, we will have MCR determine the multipliers between -10 and +10, <text:span text:style-name="T22">whole numbers only</text:span>. For <text:span text:style-name="T70">j</text:span> = 1, <text:span text:style-name="T21">the numbers +4, -7 and +2 have been randomly picked for blocks 1, 2 and 3 respectively. T</text:span>he equation then becomes:</text:p>
      <text:p text:style-name="P17"/>
      <text:p text:style-name="P18"><draw:frame draw:style-name="fr1" draw:name="Object6" text:anchor-type="as-char" svg:y="-0.377cm" svg:width="7.011cm" svg:height="0.531cm" draw:z-index="5"><draw:object xlink:href="./Object 6" xlink:type="simple" xlink:show="embed" xlink:actuate="onLoad"/><draw:image xlink:href="./ObjectReplacements/Object 6" xlink:type="simple" xlink:show="embed" xlink:actuate="onLoad"/></draw:frame></text:p>
      <text:p text:style-name="P4"/>
      <text:p text:style-name="P20">Next, we need MCR to determine the size of each block. Let’s suppose we want that size to be between 1 and 5 variables. MCR randomly picks numbers 4, 1 and 2, giving us:</text:p>
      <text:p text:style-name="P20"/>
      <text:p text:style-name="P22"><draw:frame draw:style-name="fr1" draw:name="Object7" text:anchor-type="as-char" svg:y="-0.377cm" svg:width="11.185cm" svg:height="0.531cm" draw:z-index="6"><draw:object xlink:href="./Object 7" xlink:type="simple" xlink:show="embed" xlink:actuate="onLoad"/><draw:image xlink:href="./ObjectReplacements/Object 7" xlink:type="simple" xlink:show="embed" xlink:actuate="onLoad"/></draw:frame></text:p>
      <text:p text:style-name="P20"/>
      <text:p text:style-name="P23">where <text:span text:style-name="T70">w</text:span> is a number between 1 and <text:span text:style-name="T75">n</text:span>, and <text:span text:style-name="T75">n</text:span> is the number of <text:span text:style-name="T70">Z</text:span> variables we have available.</text:p>
      <text:p text:style-name="P23"/>
      <text:p text:style-name="P23">We now need MCR to determine the power each variable will be taken to. Suppose, for simplicity, that we want each power to be between -5 and +5. So MCR randomly picks +2, -1, +4, +3, -5, +1, -2. That gives us:</text:p>
      <text:p text:style-name="P20"/>
      <text:p text:style-name="P21"><draw:frame draw:style-name="fr1" draw:name="Object8" text:anchor-type="as-char" svg:y="-0.443cm" svg:width="11.192cm" svg:height="0.596cm" draw:z-index="7"><draw:object xlink:href="./Object 8" xlink:type="simple" xlink:show="embed" xlink:actuate="onLoad"/><draw:image xlink:href="./ObjectReplacements/Object 8" xlink:type="simple" xlink:show="embed" xlink:actuate="onLoad"/><svg:desc>formula</svg:desc></draw:frame></text:p>
      <text:p text:style-name="P23"/>
      <text:p text:style-name="P23">Finally, we need to know which variables are going to be used for this particular instance of <text:span text:style-name="T76">f</text:span>. Suppose we have 8 variables to draw from<text:span text:style-name="T25"> (i.e. </text:span><text:span text:style-name="T75">n</text:span><text:span text:style-name="T25"> = 8)</text:span>. Each variable may only appear once in each block. <text:span text:style-name="T92">Say that </text:span>MCR randomly picked these variables: 3, 5, 8, 2, 5, 8, 1. That gives us <text:span text:style-name="T70">X</text:span><text:span text:style-name="T8">1</text:span>:</text:p>
      <text:p text:style-name="P23"/>
      <text:p text:style-name="P21"><draw:frame draw:style-name="fr1" draw:name="Object9" text:anchor-type="as-char" svg:y="-0.443cm" svg:width="10.298cm" svg:height="0.596cm" draw:z-index="8"><draw:object xlink:href="./Object 9" xlink:type="simple" xlink:show="embed" xlink:actuate="onLoad"/><draw:image xlink:href="./ObjectReplacements/Object 9" xlink:type="simple" xlink:show="embed" xlink:actuate="onLoad"/><svg:desc>formula</svg:desc></draw:frame></text:p>
      <text:p text:style-name="P19"/>
      <text:p text:style-name="P25"><text:soft-page-break/>This equation will give us an <text:span text:style-name="T70">X</text:span> value for each observation we have in our sample. MCR will then run a simple linear regression of that particular <text:span text:style-name="T70">X</text:span> against <text:span text:style-name="T70">Y</text:span>, and assess its explanatory power through R<text:span text:style-name="T17">2</text:span>. Of course chances are that R<text:span text:style-name="T17">2</text:span> will be low, but this will be done <text:span text:style-name="T33">many</text:span> millions <text:span text:style-name="T52">of </text:span>times, and <text:span text:style-name="T25">we are hoping that</text:span> some of those R<text:span text:style-name="T17">2</text:span>’s will be <text:span text:style-name="T52">much higher</text:span>.</text:p>
      <text:p text:style-name="P24"/>
      <text:p text:style-name="P24">Moreover, the data scientist could have a closer look at the <text:span text:style-name="T70">X</text:span>’s that provided high R<text:span text:style-name="T17">2</text:span>’s and find ways to improve them further, such as adding more variables whose importance was only discovered after analysing the outliers <text:span text:style-name="T22">from those regressions</text:span>.</text:p>
      <text:p text:style-name="P24"/>
      <text:h text:style-name="P71" text:outline-level="1"><text:span text:style-name="T33">Use Case: </text:span>Understanding GDP Per Capita</text:h>
      <text:p text:style-name="P5"/>
      <text:p text:style-name="P32"><text:span text:style-name="T92">We will</text:span> now go over a use case. All the data used, along with the results found, are in the GitHub repository <text:span text:style-name="T86">mentioned</text:span> above.</text:p>
      <text:p text:style-name="P32"/>
      <text:p text:style-name="P10"><text:span text:style-name="T70">Y</text:span> will be the GDP per capita of different countries in 2014 at constant 2011 US dollars. We also have a list of variables that are candidates to help explaining <text:span text:style-name="T70">Y</text:span>. We are going to call them <text:span text:style-name="T70">Z</text:span> variables:</text:p>
      <text:p text:style-name="P7"/>
      <text:list xml:id="list4813634353567183283" text:style-name="L2">
        <text:list-item>
          <text:p text:style-name="P64"><text:span text:style-name="T70">Z</text:span><text:span text:style-name="T8">1</text:span>: <text:span text:style-name="T28">Gross intake ratio in first grade of primary education as percentage of total</text:span></text:p>
        </text:list-item>
        <text:list-item>
          <text:p text:style-name="P65"><text:span text:style-name="T70">Z</text:span><text:span text:style-name="T8">2</text:span>: <text:span text:style-name="T28">Years of compulsory education</text:span></text:p>
        </text:list-item>
        <text:list-item>
          <text:p text:style-name="P65"><text:span text:style-name="T70">Z</text:span><text:span text:style-name="T8">3</text:span>: <text:span text:style-name="T28">Gross domestic savings as percentage of GDP</text:span></text:p>
        </text:list-item>
        <text:list-item>
          <text:p text:style-name="P66"><text:span text:style-name="T70">Z</text:span><text:span text:style-name="T8">4</text:span>: <text:span text:style-name="T29">Imports of goods and services as percentage of GDP</text:span></text:p>
        </text:list-item>
        <text:list-item>
          <text:p text:style-name="P66"><text:span text:style-name="T70">Z</text:span><text:span text:style-name="T8">5</text:span>: <text:span text:style-name="T29">Exports of goods and services as percentage of GDP</text:span></text:p>
        </text:list-item>
        <text:list-item>
          <text:p text:style-name="P66"><text:span text:style-name="T70">Z</text:span><text:span text:style-name="T9">6</text:span>: <text:span text:style-name="T29">Trade as percentage of GDP</text:span></text:p>
        </text:list-item>
        <text:list-item>
          <text:p text:style-name="P66"><text:span text:style-name="T70">Z</text:span><text:span text:style-name="T9">7</text:span>: <text:span text:style-name="T29">Gross capital formation as percentage of GDP</text:span></text:p>
        </text:list-item>
        <text:list-item>
          <text:p text:style-name="P66"><text:span text:style-name="T70">Z</text:span><text:span text:style-name="T9">8</text:span>: <text:span text:style-name="T29">Value added of services as percentage of GDP</text:span></text:p>
        </text:list-item>
        <text:list-item>
          <text:p text:style-name="P66"><text:span text:style-name="T70">Z</text:span><text:span text:style-name="T9">9</text:span>: <text:span text:style-name="T29">Value added of manufacturing as percentage of GDP</text:span></text:p>
        </text:list-item>
        <text:list-item>
          <text:p text:style-name="P66"><text:span text:style-name="T70">Z</text:span><text:span text:style-name="T9">10</text:span>: <text:span text:style-name="T29">Value added of industry as percentage of GDP</text:span></text:p>
        </text:list-item>
        <text:list-item>
          <text:p text:style-name="P66"><text:span text:style-name="T70">Z</text:span><text:span text:style-name="T9">11</text:span>: <text:span text:style-name="T29">Urban population as percentage of total</text:span></text:p>
        </text:list-item>
        <text:list-item>
          <text:p text:style-name="P66"><text:span text:style-name="T70">Z</text:span><text:span text:style-name="T9">12</text:span>: <text:span text:style-name="T29">Arable land as percentage of land area</text:span></text:p>
        </text:list-item>
        <text:list-item>
          <text:p text:style-name="P66"><text:span text:style-name="T70">Z</text:span><text:span text:style-name="T9">13</text:span>: <text:span text:style-name="T29">Real interest rate</text:span></text:p>
        </text:list-item>
        <text:list-item>
          <text:p text:style-name="P66"><text:span text:style-name="T70">Z</text:span><text:span text:style-name="T9">14</text:span>: <text:span text:style-name="T29">Account at a financial institution as percentage of population age 15+</text:span></text:p>
        </text:list-item>
        <text:list-item>
          <text:p text:style-name="P66"><text:span text:style-name="T70">Z</text:span><text:span text:style-name="T9">15</text:span>: <text:span text:style-name="T30">Infant mortality rate per 1000 live births</text:span></text:p>
        </text:list-item>
        <text:list-item>
          <text:p text:style-name="P66"><text:span text:style-name="T70">Z</text:span><text:span text:style-name="T9">16</text:span>: <text:span text:style-name="T30">Years of life expectancy at birth</text:span></text:p>
        </text:list-item>
      </text:list>
      <text:p text:style-name="P8"/>
      <text:p text:style-name="P32">Although we are working with real world variables available at the World Bank’s database, <text:span text:style-name="T92">it is important to note that </text:span>no attempt was made to run the model as to actually understand the proposed question. Variables were chosen primarily on their availability to a large number of countries. Furthermore, the model was run <text:span text:style-name="T86">a very modest number of times --</text:span> twenty minutes in a Personnal Computer. The aim of this <text:span text:style-name="T52">demonstration</text:span> is s<text:span text:style-name="T86">imply</text:span> to illustrate how the model works.</text:p>
      <text:p text:style-name="P32"/>
      <text:p text:style-name="P32">Now we need to go through one importat transformation to the <text:span text:style-name="T70">Z</text:span> variables. We need to fit them in a 1<text:span text:style-name="T34">-</text:span>99 range. That is because MCR may <text:span text:style-name="T34">choose</text:span> some of them to divide <text:span text:style-name="T34">other variables, and of course dividing by zero will cause an error. So instead of using </text:span><text:span text:style-name="T77">Z</text:span><text:span text:style-name="T10">i</text:span><text:span text:style-name="T34">, we will use </text:span><text:span text:style-name="T84">zz</text:span><text:span text:style-name="T10">i</text:span><text:span text:style-name="T34">:</text:span></text:p>
      <text:p text:style-name="P32"/>
      <text:p text:style-name="P33"><draw:frame draw:style-name="fr1" draw:name="Objeto1" text:anchor-type="as-char" svg:y="-0.46cm" svg:width="4.994cm" svg:height="0.681cm" draw:z-index="10"><draw:object xlink:href="./Object 11" xlink:type="simple" xlink:show="embed" xlink:actuate="onLoad"/><draw:image xlink:href="./ObjectReplacements/Object 11" xlink:type="simple" xlink:show="embed" xlink:actuate="onLoad"/></draw:frame></text:p>
      <text:p text:style-name="P8"/>
      <text:p text:style-name="P34"><text:span text:style-name="T86">Of course, t</text:span>he numbers 99 and 1 could be <text:span text:style-name="T86">almost any </text:span>two numbers. And once we find the relationship between <text:span text:style-name="T70">z</text:span><text:span text:style-name="T78">z</text:span>’s and <text:span text:style-name="T70">Y</text:span>, it is easy to find the relationship between <text:span text:style-name="T70">Z</text:span>’s and <text:span text:style-name="T70">Y</text:span>.</text:p>
      <text:p text:style-name="P8"/>
      <text:p text:style-name="P34"><text:soft-page-break/>During the twenty minutes that the model has been run, MCR produced 571,257 <text:span text:style-name="T70">f</text:span> functions using the <text:span text:style-name="T70">Z</text:span> variables above, and hence the same number of <text:span text:style-name="T70">X</text:span> variables.<text:span text:style-name="T36"> </text:span>Regression number 41,544 found the highest R<text:span text:style-name="T17">2</text:span><text:span text:style-name="T36">:</text:span></text:p>
      <text:p text:style-name="P30"/>
      <text:p text:style-name="P31"><draw:frame draw:style-name="fr1" draw:name="Object10" text:anchor-type="as-char" svg:y="-0.437cm" svg:width="6.218cm" svg:height="0.593cm" draw:z-index="9"><draw:object xlink:href="./Object 10" xlink:type="simple" xlink:show="embed" xlink:actuate="onLoad"/><draw:image xlink:href="./ObjectReplacements/Object 10" xlink:type="simple" xlink:show="embed" xlink:actuate="onLoad"/><svg:desc>formula</svg:desc></draw:frame>, <text:span text:style-name="T35">R</text:span><text:span text:style-name="T18">2</text:span><text:span text:style-name="T35"> = 0.7677</text:span></text:p>
      <text:p text:style-name="P30"/>
      <text:p text:style-name="P34">So when MCR ran the f-constructing routine for the 41544<text:span text:style-name="T17">th</text:span> time, it randomly picked:</text:p>
      <text:p text:style-name="P34"/>
      <text:list xml:id="list8094058118446682007" text:style-name="L3">
        <text:list-item>
          <text:p text:style-name="P67">1 <text:span text:style-name="T37">as the number of </text:span>block<text:span text:style-name="T37">s</text:span>;</text:p>
        </text:list-item>
        <text:list-item>
          <text:p text:style-name="P67">-66.96 as the multiplier for that block;</text:p>
        </text:list-item>
        <text:list-item>
          <text:p text:style-name="P67">2 as the number of variables for that block;</text:p>
        </text:list-item>
        <text:list-item>
          <text:p text:style-name="P67">0.99 and 2.04 as the power the variables should be taken to; and</text:p>
        </text:list-item>
        <text:list-item>
          <text:p text:style-name="P67"><text:span text:style-name="T45">z</text:span><text:span text:style-name="T46">z</text:span><text:span text:style-name="T8">14</text:span> and <text:span text:style-name="T79">zz</text:span><text:span text:style-name="T8">16</text:span> as the variables used.</text:p>
        </text:list-item>
      </text:list>
      <text:p text:style-name="P34"/>
      <text:p text:style-name="P35"><text:span text:style-name="T70">X</text:span><text:span text:style-name="T8">41544,i</text:span> has been reconstructed in Excel <text:span text:style-name="T87">(see proof.xlsx)</text:span>, <text:span text:style-name="T93">giving the same</text:span> R<text:span text:style-name="T17">2</text:span> as calculated in R.</text:p>
      <text:p text:style-name="P35"/>
      <text:p text:style-name="P37">Very different <text:span text:style-name="T70">f</text:span>’s have also provided high R<text:span text:style-name="T17">2</text:span>’s. <text:span text:style-name="T52">For instance, </text:span><text:span text:style-name="T70">X</text:span><text:span text:style-name="T8">238816,i</text:span> was constructed using five variables in three blocks (R<text:span text:style-name="T17">2</text:span> = 0.7582)<text:span text:style-name="T52">.</text:span> <text:span text:style-name="T52">A</text:span>nd <text:span text:style-name="T70">X</text:span><text:span text:style-name="T8">306908,i</text:span> was constructed using six variables in two blocks (R<text:span text:style-name="T17">2</text:span> = 0.7574). <text:span text:style-name="T93">This would suggest that we still have a long way to finding the highest possible </text:span>R<text:span text:style-name="T17">2</text:span><text:span text:style-name="T93">.</text:span></text:p>
      <text:p text:style-name="P37"/>
      <text:p text:style-name="P69"><text:span text:style-name="T97">I</text:span>nterestingly, <text:span text:style-name="T97">two</text:span> variables seem to work well together. <text:span text:style-name="T97">Z</text:span><text:span text:style-name="T14">14</text:span><text:span text:style-name="T97"> appears 14 times in the top 10 equations, 9 of which it is in the same block as Z</text:span><text:span text:style-name="T14">16</text:span><text:span text:style-name="T97">. And Z</text:span><text:span text:style-name="T14">16</text:span><text:span text:style-name="T97"> appears 11 times, 9 of which together with Z</text:span><text:span text:style-name="T14">14</text:span><text:span text:style-name="T97"> in the same block. When looking at what these variables are, Z</text:span><text:span text:style-name="T14">14</text:span><text:span text:style-name="T97"> is percentage of adults with a bank account, and Z</text:span><text:span text:style-name="T14">16</text:span><text:span text:style-name="T97"> is life expectancy.</text:span></text:p>
      <text:p text:style-name="P68"/>
      <text:p text:style-name="P70">This finding suggests that <text:span text:style-name="T99">a </text:span>high percentage of adults holding bank accounts <text:span text:style-name="T98">is</text:span> even more important <text:span text:style-name="T99">for</text:span> <text:span text:style-name="T99">raising</text:span> GDP in countries where people are able to get older. And a country can only reap the full benefits of high life expectancy if a high percentage of <text:span text:style-name="T99">its </text:span>people have bank accounts. <text:span text:style-name="T98">If either of these variables is low for a country, their product will be low, X will be low, and Y will be low.</text:span></text:p>
      <text:p text:style-name="P70"/>
      <text:p text:style-name="P70">Of course more study must be done before we can make any conclusion, but this shows that the model allows the researcher to find relationships that would not very easily be known in advance.</text:p>
      <text:p text:style-name="P36"/>
      <text:h text:style-name="P72" text:outline-level="1">Analizing the results<text:span text:style-name="T52"> with differentials</text:span></text:h>
      <text:p text:style-name="P53"/>
      <text:p text:style-name="P53"><text:span text:style-name="T66">After running </text:span>a linear regression, <text:span text:style-name="T66">understanding the importance of each independent variable in explaining the dependent variable </text:span>is very straightforward. For MCR, depending on how complex the chosen <text:span text:style-name="T70">X</text:span> equation is, it may be useful to make use of differentials. In this section, we will quickly go over <text:span text:style-name="T87">how each </text:span><text:span text:style-name="T80">Z</text:span><text:span text:style-name="T87"> variable impacts</text:span> U<text:span text:style-name="T87">S GDP</text:span> using the results from the use case <text:span text:style-name="T53">shown </text:span>above.</text:p>
      <text:p text:style-name="P53"/>
      <text:p text:style-name="P54">We will use <text:span text:style-name="T70">X</text:span><text:span text:style-name="T8">238816</text:span> <text:span text:style-name="T50">since</text:span> <text:span text:style-name="T87">it uses a higher number of </text:span><text:span text:style-name="T80">Z</text:span><text:span text:style-name="T87"> variables than </text:span><text:span text:style-name="T70">X</text:span><text:span text:style-name="T8">41544</text:span> <text:span text:style-name="T87">and it will therefore be a more interesting case to analyse.</text:span></text:p>
      <text:p text:style-name="P54"/>
      <text:p text:style-name="P55"><draw:frame draw:style-name="fr1" draw:name="Objeto2" text:anchor-type="as-char" svg:y="-0.443cm" svg:width="15.833cm" svg:height="0.596cm" draw:z-index="11"><draw:object xlink:href="./Object 12" xlink:type="simple" xlink:show="embed" xlink:actuate="onLoad"/><draw:image xlink:href="./ObjectReplacements/Object 12" xlink:type="simple" xlink:show="embed" xlink:actuate="onLoad"/></draw:frame></text:p>
      <text:p text:style-name="P54"/>
      <text:p text:style-name="P39">It may look like it is hard to draw any meaningful conclusion out of this equation, as to what variables are <text:span text:style-name="T54">most</text:span> relevant to explaining <text:span text:style-name="T70">Y</text:span>, and how their relationship is like. But if we use differentials, we will end up with <text:span text:style-name="T54">a very simple and informative linear equation.</text:span></text:p>
      <text:p text:style-name="P39"/>
      <text:p text:style-name="P39"><text:soft-page-break/><text:span text:style-name="T66">T</text:span>he analysis based on differentials will be different for every observation in our sample. For this illustration, we will analyse the American economy.</text:p>
      <text:p text:style-name="P39"/>
      <text:p text:style-name="P38">We will shift each <text:span text:style-name="T70">Z</text:span> variable, one at a time, up and down one-tenth of a standard deviation.<text:span text:style-name="T54"> Then we will use the same </text:span><text:span text:style-name="T81">f</text:span><text:span text:style-name="T54"> function to calculate new </text:span><text:span text:style-name="T81">X</text:span><text:span text:style-name="T54">'s for the observation we are analysing. So when </text:span><text:span text:style-name="T81">w</text:span><text:span text:style-name="T54"> = 5:</text:span></text:p>
      <text:p text:style-name="P38"/>
      <text:p text:style-name="P42"><draw:frame draw:style-name="fr1" draw:name="Object11" text:anchor-type="as-char" svg:y="-0.377cm" svg:width="9.774cm" svg:height="0.533cm" draw:z-index="12"><draw:object xlink:href="./Object 13" xlink:type="simple" xlink:show="embed" xlink:actuate="onLoad"/><draw:image xlink:href="./ObjectReplacements/Object 13" xlink:type="simple" xlink:show="embed" xlink:actuate="onLoad"/></draw:frame><text:span text:style-name="T55">, where:</text:span></text:p>
      <text:p text:style-name="P38"/>
      <text:p text:style-name="P42"><draw:frame draw:style-name="fr1" draw:name="Object15" text:anchor-type="as-char" svg:y="-0.46cm" svg:width="5.981cm" svg:height="0.681cm" draw:z-index="15"><draw:object xlink:href="./Object 17" xlink:type="simple" xlink:show="embed" xlink:actuate="onLoad"/><draw:image xlink:href="./ObjectReplacements/Object 17" xlink:type="simple" xlink:show="embed" xlink:actuate="onLoad"/><svg:desc>formula</svg:desc></draw:frame></text:p>
      <text:p text:style-name="P38"/>
      <text:p text:style-name="P58"><text:span text:style-name="T67">Note that in the first equation </text:span><text:span text:style-name="T82">zz</text:span><text:span text:style-name="T13">US</text:span><text:span text:style-name="T11">,5+</text:span><text:span text:style-name="T38"> is in </text:span><text:span text:style-name="T48">the </text:span><text:span text:style-name="T38">place of </text:span><text:span text:style-name="T47">zz</text:span><text:span text:style-name="T13">US</text:span><text:span text:style-name="T12">,5</text:span><text:span text:style-name="T38">.</text:span><text:span text:style-name="T67"> </text:span>The same will be done <text:span text:style-name="T68">subtracting 1/10 of a standard deviation from </text:span><text:span text:style-name="T83">zz</text:span><text:span text:style-name="T13">US</text:span><text:span text:style-name="T12">,5</text:span><text:span text:style-name="T68">. The difference between </text:span><text:span text:style-name="T83">X</text:span><text:span text:style-name="T68"> calculated with zz</text:span><text:span text:style-name="T2">US,5+</text:span><text:span text:style-name="T68"> and </text:span><text:span text:style-name="T83">X</text:span><text:span text:style-name="T68"> calculated with zz</text:span><text:span text:style-name="T2">US,5-</text:span><text:span text:style-name="T68">, we divide it by 0.2 (because we shifted 0.1 standard deviations to each side) and call it </text:span><text:span text:style-name="T59">Δ</text:span><text:span text:style-name="T63">X</text:span><text:span text:style-name="T6">US</text:span><text:span text:style-name="T63">/</text:span><text:span text:style-name="T65">(</text:span><text:span text:style-name="T59">Δ</text:span><text:span text:style-name="T63">Z</text:span><text:span text:style-name="T5">US</text:span><text:span text:style-name="T4">,5</text:span><text:span text:style-name="T43">/</text:span><text:span text:style-name="T44">SD(Z</text:span><text:span text:style-name="T6">5</text:span><text:span text:style-name="T44">)</text:span><text:span text:style-name="T42">)</text:span><text:span text:style-name="T62">.</text:span></text:p>
      <text:p text:style-name="P56"/>
      <text:p text:style-name="P56"><text:span text:style-name="T68">We do the same for </text:span>variable<text:span text:style-name="T67">s </text:span><text:span text:style-name="T82">Z</text:span><text:span text:style-name="T11">7</text:span><text:span text:style-name="T67">, </text:span><text:span text:style-name="T82">Z</text:span><text:span text:style-name="T11">8</text:span><text:span text:style-name="T67">, </text:span><text:span text:style-name="T82">Z</text:span><text:span text:style-name="T11">11</text:span><text:span text:style-name="T67"> and </text:span><text:span text:style-name="T82">Z</text:span><text:span text:style-name="T11">14</text:span>, both up and down 1/10 of a standard deviation.<text:span text:style-name="T68"> So more generally:</text:span></text:p>
      <text:p text:style-name="P57"/>
      <text:p text:style-name="P59"><draw:frame draw:style-name="fr1" draw:name="Object13" text:anchor-type="as-char" svg:y="-0.377cm" svg:width="7.278cm" svg:height="0.533cm" draw:z-index="13"><draw:object xlink:href="./Object 15" xlink:type="simple" xlink:show="embed" xlink:actuate="onLoad"/><draw:image xlink:href="./ObjectReplacements/Object 15" xlink:type="simple" xlink:show="embed" xlink:actuate="onLoad"/></draw:frame></text:p>
      <text:p text:style-name="P38"/>
      <text:p text:style-name="P60"><text:span text:style-name="T56">How much a change in </text:span><text:span text:style-name="T58">X</text:span><text:span text:style-name="T56"> will cause of a change in </text:span><text:span text:style-name="T58">Y</text:span><text:span text:style-name="T56"> is given by </text:span><text:span text:style-name="T58">β</text:span><text:span text:style-name="T7">1</text:span><text:span text:style-name="T56"> from the MCR equation. In our case, </text:span><text:span text:style-name="T60">Δ</text:span><text:span text:style-name="T64">Y</text:span><text:span text:style-name="T3">i</text:span><text:span text:style-name="T64">/</text:span><text:span text:style-name="T60">ΔX</text:span><text:span text:style-name="T7">i</text:span><text:span text:style-name="T57"> is -3,1</text:span><text:span text:style-name="T61">455</text:span><text:span text:style-name="T57">E-18.</text:span><text:span text:style-name="T56"> Finally, in order to understand how much each of the </text:span><text:span text:style-name="T58">Z</text:span><text:span text:style-name="T56"> variables affect </text:span><text:span text:style-name="T40">Y</text:span><text:span text:style-name="T39">, we need to multiply</text:span><text:span text:style-name="T41">:</text:span></text:p>
      <text:p text:style-name="P45"/>
      <text:p text:style-name="P44"><draw:frame draw:style-name="fr1" draw:name="Object12" text:anchor-type="as-char" svg:y="-0.377cm" svg:width="7.708cm" svg:height="0.533cm" draw:z-index="16"><draw:object xlink:href="./Object 14" xlink:type="simple" xlink:show="embed" xlink:actuate="onLoad"/><draw:image xlink:href="./ObjectReplacements/Object 14" xlink:type="simple" xlink:show="embed" xlink:actuate="onLoad"/><svg:desc>formula</svg:desc></draw:frame></text:p>
      <text:p text:style-name="P45"/>
      <text:p text:style-name="P46">So, for the United States, <text:span text:style-name="T93">as per the calculations in Excel</text:span>:</text:p>
      <text:p text:style-name="P47"/>
      <text:p text:style-name="P48"><draw:frame draw:style-name="fr1" draw:name="Object14" text:anchor-type="as-char" svg:y="-0.683cm" svg:width="15.312cm" svg:height="1.132cm" draw:z-index="14"><draw:object xlink:href="./Object 16" xlink:type="simple" xlink:show="embed" xlink:actuate="onLoad"/><draw:image xlink:href="./ObjectReplacements/Object 16" xlink:type="simple" xlink:show="embed" xlink:actuate="onLoad"/></draw:frame></text:p>
      <text:p text:style-name="P38"/>
      <text:p text:style-name="P49"><text:span text:style-name="T70">Z</text:span><text:span text:style-name="T8">14</text:span> is by far the <text:span text:style-name="T70">Z</text:span> variable that causes the <text:span text:style-name="T88">greatest</text:span> impact in <text:span text:style-name="T70">Y</text:span>, while a change in <text:span text:style-name="T70">Z</text:span><text:span text:style-name="T8">5</text:span> should have no impact at all. These numbers will certainly be different for other countries, and the relative importance of each variable may be different too.</text:p>
      <text:p text:style-name="P40"/>
      <text:p text:style-name="P61">This analysis should help one understand the results given by MCR. It is not yet present in the <text:span text:style-name="T94">coding found in the repository, as it requires further discussion concerning its applicability.</text:span></text:p>
      <text:p text:style-name="P61"/>
      <text:h text:style-name="P71" text:outline-level="1">Final Remarks</text:h>
      <text:p text:style-name="P41"/>
      <text:p text:style-name="P50">This model is an alternative to linear regressions. The main benefits are higher explanatory power, the possibility of using a much larger set of independent variables, and to find the relationship among them. The main drawback is the need for greater processing power and, to some extent, the results are presented in a more complex form.</text:p>
      <text:p text:style-name="P50"/>
      <text:p text:style-name="P50">This is the first draft version. A lot more needs to be discussed and further developed. Should the differencial analysis be in the model? <text:span text:style-name="T96">Should standard deviation be the unit used to imply the “stickiness” of each variable? </text:span>Are there other parameters that can be customized when determining each <text:span text:style-name="T70">f</text:span>?</text:p>
      <text:p text:style-name="P50"><text:soft-page-break/></text:p>
      <text:p text:style-name="P50">How should the researcher use the model to further enhance the explanatory power? Should the model after, say, 10,000 attempts average the top 10 results into a new <text:span text:style-name="T70">X</text:span> and assess its explanatory power? Or should it try <text:span text:style-name="T89">that with </text:span>every combination of two <text:span text:style-name="T95">equations </text:span>from the top 10? Os should it <text:span text:style-name="T89">take one of</text:span> the <text:span text:style-name="T89">top</text:span> <text:span text:style-name="T70">f</text:span> functions and randomly add/remove a variable <text:span text:style-name="T89">from each</text:span>? <text:span text:style-name="T89">Or add/remove 1 from the power of a randomly picked variable? How often should it try these incremental changes to the best equations at the time?</text:span></text:p>
      <text:p text:style-name="P50"/>
      <text:p text:style-name="P51">There are a lot of directions this model could expand to. Input from scholars would certainly help <text:span text:style-name="T95">make it more useful to the community</text:span>. <text:span text:style-name="T90">So here is the model presented, open to any chang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799cm" fo:margin-right="1.7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5T16:39:58.749579387</meta:creation-date>
    <dc:date>2018-08-19T21:34:12.243983338</dc:date>
    <meta:editing-duration>PT3H39M5S</meta:editing-duration>
    <meta:editing-cycles>56</meta:editing-cycles>
    <meta:generator>LibreOffice/5.1.6.2$Linux_X86_64 LibreOffice_project/10m0$Build-2</meta:generator>
    <meta:document-statistic meta:table-count="0" meta:image-count="0" meta:object-count="17" meta:page-count="6" meta:paragraph-count="93" meta:word-count="2280" meta:character-count="12552" meta:non-whitespace-character-count="10375"/>
  </office:meta>
</office:document-meta>
</file>

<file path=Object 1/content.xml><?xml version="1.0" encoding="utf-8"?>
<math xmlns="http://www.w3.org/1998/Math/MathML" display="block">
  <semantics>
    <mrow>
      <msub>
        <mi>Y</mi>
        <mi>i</mi>
      </msub>
      <mo stretchy="false">=</mo>
      <mrow>
        <msub>
          <mi mathvariant="normal">β</mi>
          <mn>0</mn>
        </msub>
        <mo stretchy="false">+</mo>
        <mrow>
          <msub>
            <mi mathvariant="normal">β</mi>
            <mn>1</mn>
          </msub>
          <mo stretchy="false">⋅</mo>
          <msub>
            <mi>X</mi>
            <mi>i</mi>
          </msub>
        </mrow>
        <mo stretchy="false">+</mo>
        <msub>
          <mi mathvariant="normal">ε</mi>
          <mi>i</mi>
        </msub>
      </mrow>
    </mrow>
    <annotation encoding="StarMath 5.0">Y_{i} = %beta_{0} + %beta_{1} cdot X_{i} + %varepsilon_{i}</annotation>
  </semantics>
</math>
</file>

<file path=Object 10/content.xml><?xml version="1.0" encoding="utf-8"?>
<math xmlns="http://www.w3.org/1998/Math/MathML" display="block">
  <semantics>
    <mrow>
      <msub>
        <mi>X</mi>
        <mrow>
          <mn>41544,</mn>
          <mi>i</mi>
        </mrow>
      </msub>
      <mo stretchy="false">=</mo>
      <mrow>
        <mrow>
          <mo stretchy="false">−</mo>
          <mn>66.96</mn>
        </mrow>
        <mo stretchy="false">×</mo>
        <msubsup>
          <mi mathvariant="italic">zz</mi>
          <mrow>
            <mn>14,</mn>
            <mi>i</mi>
          </mrow>
          <mn>0.99</mn>
        </msubsup>
        <mo stretchy="false">×</mo>
        <msubsup>
          <mi mathvariant="italic">zz</mi>
          <mrow>
            <mn>16,</mn>
            <mi>i</mi>
          </mrow>
          <mn>2.04</mn>
        </msubsup>
      </mrow>
    </mrow>
    <annotation encoding="StarMath 5.0">X_{ 41544, i} = -66.96 times zz_{14, i}^{0.99} times zz_{ 16, i }^{ 2.04 }</annotation>
  </semantics>
</math>
</file>

<file path=Object 11/content.xml><?xml version="1.0" encoding="utf-8"?>
<math xmlns="http://www.w3.org/1998/Math/MathML">
  <semantics>
    <mrow>
      <msub>
        <mi mathvariant="italic">zz</mi>
        <mrow>
          <mi>w</mi>
          <mi>,</mi>
          <mi>i</mi>
        </mrow>
      </msub>
      <mo stretchy="false">=</mo>
      <mrow>
        <mrow>
          <mfrac>
            <mrow>
              <mrow>
                <msub>
                  <mi>Z</mi>
                  <mrow>
                    <mi>w</mi>
                    <mi>,</mi>
                    <mi>i</mi>
                  </mrow>
                </msub>
                <mo stretchy="false">−</mo>
                <mtext>MIN(</mtext>
              </mrow>
              <msub>
                <mi>Z</mi>
                <mi>w</mi>
              </msub>
              <mtext>)</mtext>
            </mrow>
            <mrow>
              <mtext>MAX(</mtext>
              <msub>
                <mi>Z</mi>
                <mi>w</mi>
              </msub>
              <mrow>
                <mtext>)</mtext>
                <mo stretchy="false">−</mo>
                <mtext>MIN(</mtext>
              </mrow>
              <msub>
                <mi>Z</mi>
                <mi>w</mi>
              </msub>
              <mtext>)</mtext>
            </mrow>
          </mfrac>
          <mo stretchy="false">×</mo>
          <mn>99</mn>
        </mrow>
        <mo stretchy="false">+</mo>
        <mn>1</mn>
      </mrow>
    </mrow>
    <annotation encoding="StarMath 5.0">zz_{w, i} = {Z_{w, i} - "MIN("Z_{w}")"} over { "MAX("Z_{w}")" - "MIN("Z_{w}")" } times 99 + 1</annotation>
  </semantics>
</math>
</file>

<file path=Object 12/content.xml><?xml version="1.0" encoding="utf-8"?>
<math xmlns="http://www.w3.org/1998/Math/MathML" display="block">
  <semantics>
    <mrow>
      <msub>
        <mi>X</mi>
        <mrow>
          <mn>238816,</mn>
          <mi>i</mi>
        </mrow>
      </msub>
      <mo stretchy="false">=</mo>
      <mrow>
        <mrow>
          <mo stretchy="false">−</mo>
          <mrow>
            <mo fence="true" stretchy="false">(</mo>
            <mrow>
              <mrow>
                <mn>96.27</mn>
                <mo stretchy="false">×</mo>
                <msubsup>
                  <mi mathvariant="italic">zz</mi>
                  <mrow>
                    <mn>14,</mn>
                    <mi>i</mi>
                  </mrow>
                  <mn>6.96</mn>
                </msubsup>
                <mo stretchy="false">×</mo>
                <msubsup>
                  <mi mathvariant="italic">zz</mi>
                  <mrow>
                    <mn>8,</mn>
                    <mi>i</mi>
                  </mrow>
                  <mn>0.79</mn>
                </msubsup>
              </mrow>
            </mrow>
            <mo fence="true" stretchy="false">)</mo>
          </mrow>
        </mrow>
        <mo stretchy="false">−</mo>
        <mrow>
          <mo fence="true" stretchy="false">(</mo>
          <mrow>
            <mrow>
              <mn>60.61</mn>
              <mo stretchy="false">×</mo>
              <msubsup>
                <mi mathvariant="italic">zz</mi>
                <mrow>
                  <mn>7,</mn>
                  <mi>i</mi>
                </mrow>
                <mn>0.85</mn>
              </msubsup>
              <mo stretchy="false">×</mo>
              <msubsup>
                <mi mathvariant="italic">zz</mi>
                <mrow>
                  <mn>11,</mn>
                  <mi>i</mi>
                </mrow>
                <mn>6.86</mn>
              </msubsup>
            </mrow>
          </mrow>
          <mo fence="true" stretchy="false">)</mo>
        </mrow>
        <mo stretchy="false">+</mo>
        <mrow>
          <mo fence="true" stretchy="false">(</mo>
          <mrow>
            <mrow>
              <mn>61.55</mn>
              <mo stretchy="false">×</mo>
              <msubsup>
                <mi mathvariant="italic">zz</mi>
                <mrow>
                  <mn>5,</mn>
                  <mi>i</mi>
                </mrow>
                <mrow>
                  <mo fence="true" stretchy="false">(</mo>
                  <mrow>
                    <mrow>
                      <mo stretchy="false">−</mo>
                      <mn>1.08</mn>
                    </mrow>
                  </mrow>
                  <mo fence="true" stretchy="false">)</mo>
                </mrow>
              </msubsup>
              <mo stretchy="false">×</mo>
              <msubsup>
                <mi mathvariant="italic">zz</mi>
                <mrow>
                  <mn>11,</mn>
                  <mi>i</mi>
                </mrow>
                <mrow>
                  <mo fence="true" stretchy="false">(</mo>
                  <mrow>
                    <mrow>
                      <mo stretchy="false">−</mo>
                      <mn>2.64</mn>
                    </mrow>
                  </mrow>
                  <mo fence="true" stretchy="false">)</mo>
                </mrow>
              </msubsup>
              <mo stretchy="false">×</mo>
              <msubsup>
                <mi mathvariant="italic">zz</mi>
                <mrow>
                  <mn>14,</mn>
                  <mi>i</mi>
                </mrow>
                <mrow>
                  <mo fence="true" stretchy="false">(</mo>
                  <mrow>
                    <mrow>
                      <mo stretchy="false">−</mo>
                      <mn>6.71</mn>
                    </mrow>
                  </mrow>
                  <mo fence="true" stretchy="false">)</mo>
                </mrow>
              </msubsup>
            </mrow>
          </mrow>
          <mo fence="true" stretchy="false">)</mo>
        </mrow>
      </mrow>
    </mrow>
    <annotation encoding="StarMath 5.0">X_{238816,i} = -( 96.27 times zz_{14,i}^6.96 times zz_{8,i}^0.79 ) - ( 60.61 times zz_{7,i}^0.85 times zz_{11,i}^6.86 ) + ( 61.55 times zz_{5,i}^(-1.08) times zz_{11,i}^(-2.64) times zz_{14,i}^(-6.71) )</annotation>
  </semantics>
</math>
</file>

<file path=Object 13/content.xml><?xml version="1.0" encoding="utf-8"?>
<math xmlns="http://www.w3.org/1998/Math/MathML" display="block">
  <semantics>
    <mrow>
      <mrow>
        <msub>
          <mi>X</mi>
          <mrow>
            <mn>238816</mn>
            <mi>,</mi>
            <mi mathvariant="italic">US</mi>
            <mi>,</mi>
            <mi>Z</mi>
            <mn>5</mn>
            <mtext>+</mtext>
          </mrow>
        </msub>
        <mo stretchy="false">=</mo>
        <msub>
          <mi>f</mi>
          <mn>238816</mn>
        </msub>
      </mrow>
      <mrow>
        <mo fence="true" stretchy="false">(</mo>
        <mrow>
          <mrow>
            <msub>
              <mi mathvariant="italic">zz</mi>
              <mrow>
                <mi mathvariant="italic">US</mi>
                <mn>,5</mn>
                <mtext>+</mtext>
              </mrow>
            </msub>
            <mi>,</mi>
            <msub>
              <mi mathvariant="italic">zz</mi>
              <mrow>
                <mi mathvariant="italic">US</mi>
                <mn>,7</mn>
              </mrow>
            </msub>
            <mi>,</mi>
            <msub>
              <mi mathvariant="italic">zz</mi>
              <mrow>
                <mi mathvariant="italic">US</mi>
                <mn>,8</mn>
              </mrow>
            </msub>
            <mi>,</mi>
            <msub>
              <mi mathvariant="italic">zz</mi>
              <mrow>
                <mi mathvariant="italic">US</mi>
                <mn>,11</mn>
              </mrow>
            </msub>
            <mi>,</mi>
            <msub>
              <mi mathvariant="italic">zz</mi>
              <mrow>
                <mi mathvariant="italic">US</mi>
                <mn>,14</mn>
              </mrow>
            </msub>
          </mrow>
        </mrow>
        <mo fence="true" stretchy="false">)</mo>
      </mrow>
    </mrow>
    <annotation encoding="StarMath 5.0">X_{238816,US,Z5"+"} = f_{238816} ( zz_{US,5"+"}, zz_{US,7}, zz_{US,8}, zz_{US,11}, zz_{US,14} )</annotation>
  </semantics>
</math>
</file>

<file path=Object 14/content.xml><?xml version="1.0" encoding="utf-8"?>
<math xmlns="http://www.w3.org/1998/Math/MathML" display="block">
  <semantics>
    <mrow>
      <mi mathvariant="normal">Δ</mi>
      <mrow>
        <msub>
          <mi>Y</mi>
          <mi>i</mi>
        </msub>
        <mo stretchy="false">/</mo>
        <mi mathvariant="normal">Δ</mi>
      </mrow>
      <mrow>
        <msub>
          <mi>Z</mi>
          <mrow>
            <mi>i</mi>
            <mi>,</mi>
            <mi>w</mi>
          </mrow>
        </msub>
        <mo stretchy="false">=</mo>
        <mrow>
          <mo fence="true" stretchy="false">(</mo>
          <mrow>
            <mrow>
              <mi mathvariant="normal">Δ</mi>
              <mrow>
                <msub>
                  <mi>Y</mi>
                  <mi>i</mi>
                </msub>
                <mo stretchy="false">/</mo>
                <mi mathvariant="normal">Δ</mi>
              </mrow>
              <msub>
                <mi>X</mi>
                <mi>i</mi>
              </msub>
            </mrow>
          </mrow>
          <mo fence="true" stretchy="false">)</mo>
        </mrow>
      </mrow>
      <mi>x</mi>
      <mrow>
        <mo fence="true" stretchy="false">(</mo>
        <mrow>
          <mrow>
            <mi mathvariant="normal">Δ</mi>
            <mrow>
              <msub>
                <mi>X</mi>
                <mi>i</mi>
              </msub>
              <mo stretchy="false">/</mo>
              <mi mathvariant="normal">Δ</mi>
            </mrow>
            <mtext>SD</mtext>
            <mrow>
              <mo fence="true" stretchy="false">(</mo>
              <mrow>
                <msub>
                  <mi>Z</mi>
                  <mrow>
                    <mi>i</mi>
                    <mi>,</mi>
                    <mi>w</mi>
                  </mrow>
                </msub>
              </mrow>
              <mo fence="true" stretchy="false">)</mo>
            </mrow>
          </mrow>
        </mrow>
        <mo fence="true" stretchy="false">)</mo>
      </mrow>
    </mrow>
    <annotation encoding="StarMath 5.0">%DELTA Y_{i} / %DELTA Z_{i,w} = ( %DELTA Y_{i} / %DELTA X_{i} ) x ( %DELTA X_{i} / %DELTA "SD"(Z_{i,w}) )</annotation>
  </semantics>
</math>
</file>

<file path=Object 15/content.xml><?xml version="1.0" encoding="utf-8"?>
<math xmlns="http://www.w3.org/1998/Math/MathML" display="block">
  <semantics>
    <mrow>
      <mi mathvariant="normal">Δ</mi>
      <mrow>
        <mrow>
          <msub>
            <mi>X</mi>
            <mi>i</mi>
          </msub>
          <mo stretchy="false">/</mo>
          <mrow>
            <mo fence="true" stretchy="false">(</mo>
            <mrow>
              <mrow>
                <mi mathvariant="normal">Δ</mi>
                <mrow>
                  <msub>
                    <mi>Z</mi>
                    <mrow>
                      <mi>i</mi>
                      <mi>,</mi>
                      <mi>w</mi>
                    </mrow>
                  </msub>
                  <mo stretchy="false">/</mo>
                  <msub>
                    <mtext>SD(Z</mtext>
                    <mi>w</mi>
                  </msub>
                </mrow>
                <mtext>)</mtext>
              </mrow>
            </mrow>
            <mo fence="true" stretchy="false">)</mo>
          </mrow>
        </mrow>
        <mo stretchy="false">=</mo>
        <mrow>
          <mrow>
            <mo fence="true" stretchy="false">(</mo>
            <mrow>
              <mrow>
                <msub>
                  <mi>X</mi>
                  <mrow>
                    <mi>i</mi>
                    <mi>,</mi>
                    <mi>w</mi>
                    <mtext>+</mtext>
                  </mrow>
                </msub>
                <mo stretchy="false">−</mo>
                <msub>
                  <mi>X</mi>
                  <mrow>
                    <mi>i</mi>
                    <mi>,</mi>
                    <mi>w</mi>
                    <mtext>-</mtext>
                  </mrow>
                </msub>
              </mrow>
            </mrow>
            <mo fence="true" stretchy="false">)</mo>
          </mrow>
          <mo stretchy="false">/</mo>
          <mn>0.2</mn>
        </mrow>
      </mrow>
    </mrow>
    <annotation encoding="StarMath 5.0">%DELTA X_{i} / (%DELTA Z_{i,w}/"SD(Z"_{w}")") = (X_{ i,w"+" } - X_{ i,w"-" }) / 0.2</annotation>
  </semantics>
</math>
</file>

<file path=Object 16/content.xml><?xml version="1.0" encoding="utf-8"?>
<math xmlns="http://www.w3.org/1998/Math/MathML" display="block">
  <semantics>
    <mrow>
      <mi mathvariant="normal">Δ</mi>
      <mrow>
        <mi>Y</mi>
        <mo stretchy="false">/</mo>
        <mi mathvariant="normal">Δ</mi>
      </mrow>
      <mrow>
        <mi>Z</mi>
        <mo stretchy="false">≈</mo>
        <mn>1.4915</mn>
      </mrow>
      <mrow>
        <mfrac>
          <mrow>
            <mi mathvariant="normal">Δ</mi>
            <msub>
              <mi>Z</mi>
              <mn>14</mn>
            </msub>
          </mrow>
          <mrow>
            <mtext>SD</mtext>
            <mrow>
              <mo fence="true" stretchy="false">(</mo>
              <mrow>
                <msub>
                  <mi>Z</mi>
                  <mn>14</mn>
                </msub>
              </mrow>
              <mo fence="true" stretchy="false">)</mo>
            </mrow>
          </mrow>
        </mfrac>
        <mo stretchy="false">+</mo>
        <mn>0.1347</mn>
      </mrow>
      <mrow>
        <mfrac>
          <mrow>
            <mi mathvariant="normal">Δ</mi>
            <msub>
              <mi>Z</mi>
              <mn>8</mn>
            </msub>
          </mrow>
          <mrow>
            <mtext>SD</mtext>
            <mrow>
              <mo fence="true" stretchy="false">(</mo>
              <mrow>
                <msub>
                  <mi>Z</mi>
                  <mn>8</mn>
                </msub>
              </mrow>
              <mo fence="true" stretchy="false">)</mo>
            </mrow>
          </mrow>
        </mfrac>
        <mo stretchy="false">+</mo>
        <mn>0.0951</mn>
      </mrow>
      <mrow>
        <mfrac>
          <mrow>
            <mi mathvariant="normal">Δ</mi>
            <msub>
              <mi>Z</mi>
              <mn>11</mn>
            </msub>
          </mrow>
          <mrow>
            <mtext>SD</mtext>
            <mrow>
              <mo fence="true" stretchy="false">(</mo>
              <mrow>
                <msub>
                  <mi>Z</mi>
                  <mn>11</mn>
                </msub>
              </mrow>
              <mo fence="true" stretchy="false">)</mo>
            </mrow>
          </mrow>
        </mfrac>
        <mo stretchy="false">+</mo>
        <mn>0.0311</mn>
      </mrow>
      <mrow>
        <mfrac>
          <mrow>
            <mi mathvariant="normal">Δ</mi>
            <msub>
              <mi>Z</mi>
              <mn>7</mn>
            </msub>
          </mrow>
          <mrow>
            <mtext>SD</mtext>
            <mrow>
              <mo fence="true" stretchy="false">(</mo>
              <mrow>
                <msub>
                  <mi>Z</mi>
                  <mn>7</mn>
                </msub>
              </mrow>
              <mo fence="true" stretchy="false">)</mo>
            </mrow>
          </mrow>
        </mfrac>
        <mo stretchy="false">+</mo>
        <mn>0</mn>
      </mrow>
      <mfrac>
        <mrow>
          <mi mathvariant="normal">Δ</mi>
          <msub>
            <mi>Z</mi>
            <mn>5</mn>
          </msub>
        </mrow>
        <mrow>
          <mtext>SD</mtext>
          <mrow>
            <mo fence="true" stretchy="false">(</mo>
            <mrow>
              <msub>
                <mi>Z</mi>
                <mn>5</mn>
              </msub>
            </mrow>
            <mo fence="true" stretchy="false">)</mo>
          </mrow>
        </mrow>
      </mfrac>
    </mrow>
    <annotation encoding="StarMath 5.0">%DELTA Y / %DELTA Z approx 1.4915 { %DELTA Z_{ 14 } } over { "SD"( Z_{14} ) } + 0.1347 { %DELTA Z_{ 8 } } over { "SD"( Z_{8} ) } + 0.0951 { %DELTA Z_{ 11 } } over { "SD"( Z_{11} ) } + 0.0311 { %DELTA Z_{ 7 } } over { "SD"( Z_{7} ) } + 0 { %DELTA Z_{ 5 } } over { "SD"( Z_{5} ) }</annotation>
  </semantics>
</math>
</file>

<file path=Object 17/content.xml><?xml version="1.0" encoding="utf-8"?>
<math xmlns="http://www.w3.org/1998/Math/MathML">
  <semantics>
    <mrow>
      <msub>
        <mi mathvariant="italic">zz</mi>
        <mrow>
          <mi mathvariant="italic">US</mi>
          <mi>,</mi>
          <mtext>5+</mtext>
        </mrow>
      </msub>
      <mo stretchy="false">=</mo>
      <mrow>
        <mrow>
          <mfrac>
            <mrow>
              <mrow>
                <msub>
                  <mi>Z</mi>
                  <mrow>
                    <mi mathvariant="italic">US</mi>
                    <mi>,</mi>
                    <mn>5</mn>
                  </mrow>
                </msub>
                <mo stretchy="false">+</mo>
                <mi mathvariant="italic">SD</mi>
              </mrow>
              <mrow>
                <mrow>
                  <mrow>
                    <mo fence="true" stretchy="false">(</mo>
                    <mrow>
                      <msub>
                        <mi>Z</mi>
                        <mn>5</mn>
                      </msub>
                    </mrow>
                    <mo fence="true" stretchy="false">)</mo>
                  </mrow>
                  <mo stretchy="false">/</mo>
                  <mn>10</mn>
                </mrow>
                <mo stretchy="false">−</mo>
                <mtext>MIN(</mtext>
              </mrow>
              <msub>
                <mi>Z</mi>
                <mn>5</mn>
              </msub>
              <mtext>)</mtext>
            </mrow>
            <mrow>
              <mtext>MAX(</mtext>
              <msub>
                <mi>Z</mi>
                <mn>5</mn>
              </msub>
              <mrow>
                <mtext>)</mtext>
                <mo stretchy="false">−</mo>
                <mtext>MIN(</mtext>
              </mrow>
              <msub>
                <mi>Z</mi>
                <mn>5</mn>
              </msub>
              <mtext>)</mtext>
            </mrow>
          </mfrac>
          <mo stretchy="false">×</mo>
          <mn>99</mn>
        </mrow>
        <mo stretchy="false">+</mo>
        <mn>1</mn>
      </mrow>
    </mrow>
    <annotation encoding="StarMath 5.0">zz_{US, "5+"} = {Z_{US, 5} + SD(Z_{5})/10 - "MIN("Z_{5}")"} over { "MAX("Z_{5}")" - "MIN("Z_{5}")" } times 99 + 1</annotation>
  </semantics>
</math>
</file>

<file path=Object 2/content.xml><?xml version="1.0" encoding="utf-8"?>
<math xmlns="http://www.w3.org/1998/Math/MathML" display="block">
  <semantics>
    <mrow>
      <mrow>
        <msub>
          <mi>X</mi>
          <mi>i</mi>
        </msub>
        <mo stretchy="false">=</mo>
        <mi>f</mi>
      </mrow>
      <mrow>
        <mo fence="true" stretchy="false">(</mo>
        <mrow>
          <mrow>
            <msub>
              <mi>Z</mi>
              <mrow>
                <mn>1,</mn>
                <mi>i</mi>
              </mrow>
            </msub>
            <mi>,</mi>
            <msub>
              <mi>Z</mi>
              <mrow>
                <mn>2,</mn>
                <mi>i</mi>
              </mrow>
            </msub>
            <mi>,</mi>
            <msub>
              <mi>Z</mi>
              <mrow>
                <mn>3,</mn>
                <mi>i</mi>
              </mrow>
            </msub>
            <mi>,</mi>
            <mn>...</mn>
            <msub>
              <mi>Z</mi>
              <mrow>
                <mi>n</mi>
                <mi>,</mi>
                <mi>i</mi>
              </mrow>
            </msub>
          </mrow>
        </mrow>
        <mo fence="true" stretchy="false">)</mo>
      </mrow>
    </mrow>
    <annotation encoding="StarMath 5.0">X_{i} = f(Z_{1,i}, Z_{2,i}, Z_{3,i}, ... Z_{n,i}) </annotation>
  </semantics>
</math>
</file>

<file path=Object 3/content.xml><?xml version="1.0" encoding="utf-8"?>
<math xmlns="http://www.w3.org/1998/Math/MathML" display="block">
  <semantics>
    <mrow>
      <msub>
        <mi>Y</mi>
        <mi>i</mi>
      </msub>
      <mo stretchy="false">=</mo>
      <mrow>
        <msub>
          <mi mathvariant="normal">β</mi>
          <mn>0</mn>
        </msub>
        <mo stretchy="false">+</mo>
        <mrow>
          <msub>
            <mi mathvariant="normal">β</mi>
            <mn>1</mn>
          </msub>
          <mo stretchy="false">⋅</mo>
          <msub>
            <mi>X</mi>
            <mrow>
              <mi>j</mi>
              <mi>,</mi>
              <mi>i</mi>
            </mrow>
          </msub>
        </mrow>
        <mo stretchy="false">+</mo>
        <msub>
          <mi mathvariant="normal">ε</mi>
          <mi>i</mi>
        </msub>
      </mrow>
    </mrow>
    <annotation encoding="StarMath 5.0">Y_{ i} = %beta_{ 0} + %beta_{ 1 } cdot X_{ j,i } + %varepsilon_{ i }</annotation>
  </semantics>
</math>
</file>

<file path=Object 4/content.xml><?xml version="1.0" encoding="utf-8"?>
<math xmlns="http://www.w3.org/1998/Math/MathML" display="block">
  <semantics>
    <mrow>
      <mrow>
        <msub>
          <mi>X</mi>
          <mrow>
            <mi>j</mi>
            <mi>,</mi>
            <mi>i</mi>
          </mrow>
        </msub>
        <mo stretchy="false">=</mo>
        <msub>
          <mi>f</mi>
          <mi>j</mi>
        </msub>
      </mrow>
      <mrow>
        <mo fence="true" stretchy="false">(</mo>
        <mrow>
          <mrow>
            <msub>
              <mi>Z</mi>
              <mrow>
                <mn>1,</mn>
                <mi>i</mi>
              </mrow>
            </msub>
            <mi>,</mi>
            <msub>
              <mi>Z</mi>
              <mrow>
                <mn>2,</mn>
                <mi>i</mi>
              </mrow>
            </msub>
            <mi>,</mi>
            <msub>
              <mi>Z</mi>
              <mrow>
                <mn>3,</mn>
                <mi>i</mi>
              </mrow>
            </msub>
            <mi>,</mi>
            <mn>...</mn>
            <msub>
              <mi>Z</mi>
              <mrow>
                <mi>n</mi>
                <mi>,</mi>
                <mi>i</mi>
              </mrow>
            </msub>
          </mrow>
        </mrow>
        <mo fence="true" stretchy="false">)</mo>
      </mrow>
    </mrow>
    <annotation encoding="StarMath 5.0">X_{ j,i} = f_{ j }( Z_{1,i}, Z_{2,i},Z_{3,i}, ... Z_{n,i})</annotation>
  </semantics>
</math>
</file>

<file path=Object 5/content.xml><?xml version="1.0" encoding="utf-8"?>
<math xmlns="http://www.w3.org/1998/Math/MathML" display="block">
  <semantics>
    <mrow>
      <msub>
        <mi>X</mi>
        <mrow>
          <mn>1,</mn>
          <mi>i</mi>
        </mrow>
      </msub>
      <mo stretchy="false">=</mo>
      <mrow>
        <msub>
          <mi mathvariant="italic">block</mi>
          <mn>1</mn>
        </msub>
        <mo stretchy="false">+</mo>
        <msub>
          <mi mathvariant="italic">block</mi>
          <mn>2</mn>
        </msub>
        <mo stretchy="false">+</mo>
        <msub>
          <mi mathvariant="italic">block</mi>
          <mn>3</mn>
        </msub>
      </mrow>
    </mrow>
    <annotation encoding="StarMath 5.0">X_{ 1,i} = block_{ 1} + block_{ 2} + block_{ 3}</annotation>
  </semantics>
</math>
</file>

<file path=Object 6/content.xml><?xml version="1.0" encoding="utf-8"?>
<math xmlns="http://www.w3.org/1998/Math/MathML" display="block">
  <semantics>
    <mrow>
      <mrow>
        <msub>
          <mi>X</mi>
          <mrow>
            <mn>1,</mn>
            <mi>i</mi>
          </mrow>
        </msub>
        <mo stretchy="false">=</mo>
        <mn>4</mn>
      </mrow>
      <mrow>
        <msub>
          <mi mathvariant="italic">block</mi>
          <mn>1</mn>
        </msub>
        <mo stretchy="false">−</mo>
        <mn>7</mn>
      </mrow>
      <mrow>
        <msub>
          <mi mathvariant="italic">block</mi>
          <mn>2</mn>
        </msub>
        <mo stretchy="false">+</mo>
        <mn>2</mn>
      </mrow>
      <msub>
        <mi mathvariant="italic">block</mi>
        <mn>3</mn>
      </msub>
    </mrow>
    <annotation encoding="StarMath 5.0">X_{ 1,i } = 4block_{ 1 } - 7block_{ 2 } + 2block_{ 3 }</annotation>
  </semantics>
</math>
</file>

<file path=Object 7/content.xml><?xml version="1.0" encoding="utf-8"?>
<math xmlns="http://www.w3.org/1998/Math/MathML" display="block">
  <semantics>
    <mrow>
      <msub>
        <mi>X</mi>
        <mrow>
          <mn>1,</mn>
          <mi>i</mi>
        </mrow>
      </msub>
      <mo stretchy="false">=</mo>
      <mrow>
        <mrow>
          <mn>4</mn>
          <mo stretchy="false">⋅</mo>
          <msub>
            <mi>Z</mi>
            <mrow>
              <mi>w</mi>
              <mi>,</mi>
              <mi>i</mi>
            </mrow>
          </msub>
          <mo stretchy="false">⋅</mo>
          <msub>
            <mi>Z</mi>
            <mrow>
              <mi>w</mi>
              <mi>,</mi>
              <mi>i</mi>
            </mrow>
          </msub>
          <mo stretchy="false">⋅</mo>
          <msub>
            <mi>Z</mi>
            <mrow>
              <mi>w</mi>
              <mi>,</mi>
              <mi>i</mi>
            </mrow>
          </msub>
          <mo stretchy="false">⋅</mo>
          <msub>
            <mi>Z</mi>
            <mrow>
              <mi>w</mi>
              <mi>,</mi>
              <mi>i</mi>
            </mrow>
          </msub>
        </mrow>
        <mo stretchy="false">−</mo>
        <mrow>
          <mn>7</mn>
          <mo stretchy="false">⋅</mo>
          <msub>
            <mi>Z</mi>
            <mrow>
              <mi>w</mi>
              <mi>,</mi>
              <mi>i</mi>
            </mrow>
          </msub>
        </mrow>
        <mo stretchy="false">+</mo>
        <mrow>
          <mn>2</mn>
          <mo stretchy="false">⋅</mo>
          <msub>
            <mi>Z</mi>
            <mrow>
              <mi>w</mi>
              <mi>,</mi>
              <mi>i</mi>
            </mrow>
          </msub>
          <mo stretchy="false">⋅</mo>
          <msub>
            <mi>Z</mi>
            <mrow>
              <mi>w</mi>
              <mi>,</mi>
              <mi>i</mi>
            </mrow>
          </msub>
        </mrow>
      </mrow>
    </mrow>
    <annotation encoding="StarMath 5.0">X_{ 1,i } = 4 cdot Z_{ w,i } cdot Z_{ w,i } cdot Z_{ w,i } cdot Z_{ w,i } - 7 cdot Z_{ w,i } + 2 cdot Z_{ w,i } cdot Z_{ w,i }</annotation>
  </semantics>
</math>
</file>

<file path=Object 8/content.xml><?xml version="1.0" encoding="utf-8"?>
<math xmlns="http://www.w3.org/1998/Math/MathML" display="block">
  <semantics>
    <mrow>
      <msub>
        <mi>X</mi>
        <mrow>
          <mn>1,</mn>
          <mi>i</mi>
        </mrow>
      </msub>
      <mo stretchy="false">=</mo>
      <mrow>
        <mrow>
          <mn>4</mn>
          <mo stretchy="false">⋅</mo>
          <msubsup>
            <mi>Z</mi>
            <mrow>
              <mi>w</mi>
              <mi>,</mi>
              <mi>i</mi>
            </mrow>
            <mn>2</mn>
          </msubsup>
          <mo stretchy="false">⋅</mo>
          <msubsup>
            <mi>Z</mi>
            <mrow>
              <mi>w</mi>
              <mi>,</mi>
              <mi>i</mi>
            </mrow>
            <mrow>
              <mo fence="true" stretchy="false">(</mo>
              <mrow>
                <mrow>
                  <mo stretchy="false">−</mo>
                  <mn>1</mn>
                </mrow>
              </mrow>
              <mo fence="true" stretchy="false">)</mo>
            </mrow>
          </msubsup>
          <mo stretchy="false">⋅</mo>
          <msubsup>
            <mi>Z</mi>
            <mrow>
              <mi>w</mi>
              <mi>,</mi>
              <mi>i</mi>
            </mrow>
            <mn>4</mn>
          </msubsup>
          <mo stretchy="false">⋅</mo>
          <msubsup>
            <mi>Z</mi>
            <mrow>
              <mi>w</mi>
              <mi>,</mi>
              <mi>i</mi>
            </mrow>
            <mn>3</mn>
          </msubsup>
        </mrow>
        <mo stretchy="false">−</mo>
        <mrow>
          <mn>7</mn>
          <mo stretchy="false">⋅</mo>
          <msubsup>
            <mi>Z</mi>
            <mrow>
              <mi>w</mi>
              <mi>,</mi>
              <mi>i</mi>
            </mrow>
            <mrow>
              <mo fence="true" stretchy="false">(</mo>
              <mrow>
                <mrow>
                  <mo stretchy="false">−</mo>
                  <mn>5</mn>
                </mrow>
              </mrow>
              <mo fence="true" stretchy="false">)</mo>
            </mrow>
          </msubsup>
        </mrow>
        <mo stretchy="false">+</mo>
        <mrow>
          <mn>2</mn>
          <mo stretchy="false">⋅</mo>
          <msubsup>
            <mi>Z</mi>
            <mrow>
              <mi>w</mi>
              <mi>,</mi>
              <mi>i</mi>
            </mrow>
            <mn>1</mn>
          </msubsup>
          <mo stretchy="false">⋅</mo>
          <msubsup>
            <mi>Z</mi>
            <mrow>
              <mi>w</mi>
              <mi>,</mi>
              <mi>i</mi>
            </mrow>
            <mrow>
              <mo fence="true" stretchy="false">(</mo>
              <mrow>
                <mrow>
                  <mo stretchy="false">−</mo>
                  <mn>2</mn>
                </mrow>
              </mrow>
              <mo fence="true" stretchy="false">)</mo>
            </mrow>
          </msubsup>
        </mrow>
      </mrow>
    </mrow>
    <annotation encoding="StarMath 5.0">X_{ 1,i } = 4 cdot Z^2_{ w,i } cdot Z^(-1)_{ w,i } cdot Z^4_{ w,i } cdot Z^3_{ w,i } - 7 cdot Z^(-5)_{ w,i } + 2 cdot Z^1_{ w,i } cdot Z^(-2)_{ w,i }</annotation>
  </semantics>
</math>
</file>

<file path=Object 9/content.xml><?xml version="1.0" encoding="utf-8"?>
<math xmlns="http://www.w3.org/1998/Math/MathML" display="block">
  <semantics>
    <mrow>
      <msub>
        <mi>X</mi>
        <mrow>
          <mn>1,</mn>
          <mi>i</mi>
        </mrow>
      </msub>
      <mo stretchy="false">=</mo>
      <mrow>
        <mrow>
          <mn>4</mn>
          <mo stretchy="false">⋅</mo>
          <msubsup>
            <mi>Z</mi>
            <mrow>
              <mn>3,</mn>
              <mi>i</mi>
            </mrow>
            <mn>2</mn>
          </msubsup>
          <mo stretchy="false">⋅</mo>
          <msubsup>
            <mi>Z</mi>
            <mrow>
              <mn>5,</mn>
              <mi>i</mi>
            </mrow>
            <mrow>
              <mo fence="true" stretchy="false">(</mo>
              <mrow>
                <mrow>
                  <mo stretchy="false">−</mo>
                  <mn>1</mn>
                </mrow>
              </mrow>
              <mo fence="true" stretchy="false">)</mo>
            </mrow>
          </msubsup>
          <mo stretchy="false">⋅</mo>
          <msubsup>
            <mi>Z</mi>
            <mrow>
              <mn>8,</mn>
              <mi>i</mi>
            </mrow>
            <mn>4</mn>
          </msubsup>
          <mo stretchy="false">⋅</mo>
          <msubsup>
            <mi>Z</mi>
            <mrow>
              <mn>2,</mn>
              <mi>i</mi>
            </mrow>
            <mn>3</mn>
          </msubsup>
        </mrow>
        <mo stretchy="false">−</mo>
        <mrow>
          <mn>7</mn>
          <mo stretchy="false">⋅</mo>
          <msubsup>
            <mi>Z</mi>
            <mrow>
              <mn>5,</mn>
              <mi>i</mi>
            </mrow>
            <mrow>
              <mo fence="true" stretchy="false">(</mo>
              <mrow>
                <mrow>
                  <mo stretchy="false">−</mo>
                  <mn>5</mn>
                </mrow>
              </mrow>
              <mo fence="true" stretchy="false">)</mo>
            </mrow>
          </msubsup>
        </mrow>
        <mo stretchy="false">+</mo>
        <mrow>
          <mn>2</mn>
          <mo stretchy="false">⋅</mo>
          <msubsup>
            <mi>Z</mi>
            <mrow>
              <mn>8,</mn>
              <mi>i</mi>
            </mrow>
            <mn>1</mn>
          </msubsup>
          <mo stretchy="false">⋅</mo>
          <msubsup>
            <mi>Z</mi>
            <mrow>
              <mn>1,</mn>
              <mi>i</mi>
            </mrow>
            <mrow>
              <mo fence="true" stretchy="false">(</mo>
              <mrow>
                <mrow>
                  <mo stretchy="false">−</mo>
                  <mn>2</mn>
                </mrow>
              </mrow>
              <mo fence="true" stretchy="false">)</mo>
            </mrow>
          </msubsup>
        </mrow>
      </mrow>
    </mrow>
    <annotation encoding="StarMath 5.0">X_{ 1,i } = 4 cdot Z^2_{ 3,i } cdot Z^(-1)_{ 5,i } cdot Z^4_{ 8,i } cdot Z^3_{ 2,i } - 7 cdot Z^(-5)_{ 5,i } + 2 cdot Z^1_{ 8,i } cdot Z^(-2)_{ 1,i }</annotation>
  </semantics>
</math>
</file>